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06cm"/>
    </style:style>
    <style:style style:name="gr3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301cm" fo:min-width="1.1cm"/>
    </style:style>
    <style:style style:name="gr6" style:family="graphic" style:parent-style-name="standard">
      <style:graphic-properties draw:textarea-horizontal-align="justify" draw:textarea-vertical-align="middle" draw:auto-grow-height="false" fo:min-height="0.65cm" fo:min-width="3.3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8" style:family="graphic" style:parent-style-name="standard">
      <style:graphic-properties draw:textarea-horizontal-align="justify" draw:textarea-vertical-align="middle" draw:auto-grow-height="false" fo:min-height="0.598cm" fo:min-width="2.026cm"/>
    </style:style>
    <style:style style:name="gr9" style:family="graphic" style:parent-style-name="standard">
      <style:graphic-properties draw:textarea-horizontal-align="justify" draw:textarea-vertical-align="middle" draw:auto-grow-height="false" fo:min-height="0.655cm" fo:min-width="3.3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301cm" fo:min-width="0.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1cm" fo:min-width="0.2cm"/>
    </style:style>
    <style:style style:name="gr12" style:family="graphic" style:parent-style-name="standard">
      <style:graphic-properties draw:textarea-horizontal-align="justify" draw:textarea-vertical-align="middle" draw:auto-grow-height="false" fo:min-height="0.65cm" fo:min-width="4.1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301cm" fo:min-width="1cm"/>
    </style:style>
    <style:style style:name="gr14" style:family="graphic" style:parent-style-name="standard">
      <style:graphic-properties draw:textarea-horizontal-align="justify" draw:textarea-vertical-align="middle" draw:auto-grow-height="false" fo:min-height="1.251cm" fo:min-width="2.866cm"/>
    </style:style>
    <style:style style:name="gr15" style:family="graphic" style:parent-style-name="standard">
      <style:graphic-properties draw:textarea-horizontal-align="justify" draw:textarea-vertical-align="middle" draw:auto-grow-height="false" fo:min-height="0.751cm" fo:min-width="2.56cm"/>
    </style:style>
    <style:style style:name="gr16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032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65cm" fo:min-width="3.5cm"/>
    </style:style>
    <style:style style:name="gr19" style:family="graphic" style:parent-style-name="standard">
      <style:graphic-properties draw:textarea-horizontal-align="justify" draw:textarea-vertical-align="middle" draw:auto-grow-height="false" fo:min-height="0.81cm" fo:min-width="1.214cm"/>
    </style:style>
    <style:style style:name="gr20" style:family="graphic" style:parent-style-name="standard">
      <style:graphic-properties draw:textarea-horizontal-align="justify" draw:textarea-vertical-align="middle" draw:auto-grow-height="false" fo:min-height="1.35cm" fo:min-width="2.408cm"/>
    </style:style>
    <style:style style:name="gr21" style:family="graphic" style:parent-style-name="standard">
      <style:graphic-properties draw:textarea-horizontal-align="justify" draw:textarea-vertical-align="middle" draw:auto-grow-height="false" fo:min-height="0.65cm" fo:min-width="3.7cm"/>
    </style:style>
    <style:style style:name="gr22" style:family="graphic" style:parent-style-name="standard">
      <style:graphic-properties draw:textarea-horizontal-align="justify" draw:textarea-vertical-align="middle" draw:auto-grow-height="false" fo:min-height="1.35cm" fo:min-width="2.866cm"/>
    </style:style>
    <style:style style:name="gr23" style:family="graphic" style:parent-style-name="standard">
      <style:graphic-properties draw:textarea-horizontal-align="justify" draw:textarea-vertical-align="middle" draw:auto-grow-height="false" fo:min-height="0.751cm" fo:min-width="2.4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016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301cm" fo:min-width="2.001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251cm" fo:min-width="2cm"/>
    </style:style>
    <style:style style:name="gr28" style:family="graphic" style:parent-style-name="standard">
      <style:graphic-properties draw:textarea-horizontal-align="justify" draw:textarea-vertical-align="middle" draw:auto-grow-height="false" fo:min-height="0.551cm" fo:min-width="1.901cm"/>
    </style:style>
    <style:style style:name="gr29" style:family="graphic" style:parent-style-name="standard">
      <style:graphic-properties draw:textarea-horizontal-align="justify" draw:textarea-vertical-align="middle" draw:auto-grow-height="false" fo:min-height="1.251cm" fo:min-width="3.324cm"/>
    </style:style>
    <style:style style:name="gr30" style:family="graphic" style:parent-style-name="standard">
      <style:graphic-properties draw:textarea-horizontal-align="justify" draw:textarea-vertical-align="middle" draw:auto-grow-height="false" fo:min-height="0.751cm" fo:min-width="3.324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25cm" fo:min-width="2.001cm"/>
    </style:style>
    <style:style style:name="gr32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085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0.251cm" fo:min-width="1.9cm"/>
    </style:style>
    <style:style style:name="gr35" style:family="graphic" style:parent-style-name="standard">
      <style:graphic-properties draw:textarea-horizontal-align="justify" draw:textarea-vertical-align="middle" draw:auto-grow-height="false" fo:min-height="0.95cm" fo:min-width="2.026cm"/>
    </style:style>
    <style:style style:name="gr36" style:family="graphic" style:parent-style-name="standard">
      <style:graphic-properties draw:textarea-horizontal-align="justify" draw:textarea-vertical-align="middle" draw:auto-grow-height="false" fo:min-height="0.81cm" fo:min-width="2.568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38" style:family="graphic" style:parent-style-name="standard">
      <style:graphic-properties draw:textarea-horizontal-align="justify" draw:textarea-vertical-align="middle" draw:auto-grow-height="false" fo:min-height="0.5cm" fo:min-width="2.2cm"/>
    </style:style>
    <style:style style:name="gr39" style:family="graphic" style:parent-style-name="standard">
      <style:graphic-properties draw:textarea-horizontal-align="justify" draw:textarea-vertical-align="middle" draw:auto-grow-height="false" fo:min-height="0.751cm" fo:min-width="1.292cm"/>
    </style:style>
    <style:style style:name="gr40" style:family="graphic" style:parent-style-name="standard">
      <style:graphic-properties draw:textarea-horizontal-align="justify" draw:textarea-vertical-align="middle" draw:auto-grow-height="false" fo:min-height="2.151cm" fo:min-width="4.854cm"/>
    </style:style>
    <style:style style:name="gr41" style:family="graphic" style:parent-style-name="standard">
      <style:graphic-properties draw:textarea-horizontal-align="justify" draw:textarea-vertical-align="middle" draw:auto-grow-height="false" fo:min-height="0.851cm" fo:min-width="3.402cm"/>
    </style:style>
    <style:style style:name="gr42" style:family="graphic" style:parent-style-name="standard">
      <style:graphic-properties draw:textarea-horizontal-align="justify" draw:textarea-vertical-align="middle" draw:auto-grow-height="false" fo:min-height="0.75cm" fo:min-width="4.7cm"/>
    </style:style>
    <style:style style:name="gr43" style:family="graphic" style:parent-style-name="standard">
      <style:graphic-properties draw:textarea-horizontal-align="justify" draw:textarea-vertical-align="middle" draw:auto-grow-height="false" fo:min-height="0.85cm" fo:min-width="5.5cm"/>
    </style:style>
    <style:style style:name="gr44" style:family="graphic" style:parent-style-name="standard">
      <style:graphic-properties draw:textarea-horizontal-align="justify" draw:textarea-vertical-align="middle" draw:auto-grow-height="false" fo:min-height="0.751cm" fo:min-width="3.63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.351cm" fo:min-width="0.5cm"/>
    </style:style>
    <style:style style:name="gr46" style:family="graphic" style:parent-style-name="standard">
      <style:graphic-properties draw:textarea-horizontal-align="justify" draw:textarea-vertical-align="middle" draw:auto-grow-height="false" fo:min-height="0.95cm" fo:min-width="2.74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34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76cm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0.252cm" fo:min-width="2.001cm"/>
    </style:style>
    <style:style style:name="gr50" style:family="graphic" style:parent-style-name="standard">
      <style:graphic-properties draw:textarea-horizontal-align="justify" draw:textarea-vertical-align="middle" draw:auto-grow-height="false" fo:min-height="1.751cm" fo:min-width="4.853cm"/>
    </style:style>
    <style:style style:name="gr51" style:family="graphic" style:parent-style-name="standard">
      <style:graphic-properties draw:textarea-horizontal-align="justify" draw:textarea-vertical-align="middle" draw:auto-grow-height="false" fo:min-height="2.151cm" fo:min-width="4.9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115cm"/>
    </style:style>
    <style:style style:name="gr53" style:family="graphic" style:parent-style-name="standard">
      <style:graphic-properties draw:fill="none" draw:textarea-horizontal-align="justify" draw:textarea-vertical-align="middle" draw:auto-grow-height="false" fo:min-height="0.252cm" fo:min-width="1.5cm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0.252cm" fo:min-width="1cm"/>
    </style:style>
    <style:style style:name="gr55" style:family="graphic" style:parent-style-name="standard">
      <style:graphic-properties draw:textarea-horizontal-align="justify" draw:textarea-vertical-align="middle" draw:auto-grow-height="false" fo:min-height="1.251cm" fo:min-width="4.09cm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0.252cm" fo:min-width="1.4cm"/>
    </style:style>
    <style:style style:name="gr57" style:family="graphic" style:parent-style-name="standard">
      <style:graphic-properties draw:textarea-horizontal-align="justify" draw:textarea-vertical-align="middle" draw:auto-grow-height="false" fo:min-height="1.951cm" fo:min-width="2.56cm"/>
    </style:style>
    <style:style style:name="gr58" style:family="graphic" style:parent-style-name="standard">
      <style:graphic-properties draw:textarea-horizontal-align="justify" draw:textarea-vertical-align="middle" draw:auto-grow-height="false" fo:min-height="0.456cm" fo:min-width="2.026cm"/>
    </style:style>
    <style:style style:name="gr59" style:family="graphic" style:parent-style-name="standard">
      <style:graphic-properties draw:textarea-horizontal-align="justify" draw:textarea-vertical-align="middle" draw:auto-grow-height="false" fo:min-height="1.751cm" fo:min-width="4.396cm"/>
    </style:style>
    <style:style style:name="gr60" style:family="graphic" style:parent-style-name="standard">
      <style:graphic-properties draw:fill="none" draw:textarea-horizontal-align="justify" draw:textarea-vertical-align="middle" draw:auto-grow-height="false" fo:min-height="0.252cm" fo:min-width="1.3cm"/>
    </style:style>
    <style:style style:name="gr61" style:family="graphic" style:parent-style-name="standard">
      <style:graphic-properties draw:textarea-horizontal-align="justify" draw:textarea-vertical-align="middle" draw:auto-grow-height="false" fo:min-height="0.751cm" fo:min-width="4.09cm"/>
    </style:style>
    <style:style style:name="gr62" style:family="graphic" style:parent-style-name="standard">
      <style:graphic-properties draw:textarea-horizontal-align="justify" draw:textarea-vertical-align="middle" draw:auto-grow-height="false" fo:min-height="1.751cm" fo:min-width="4.854cm"/>
    </style:style>
    <style:style style:name="gr63" style:family="graphic" style:parent-style-name="standard">
      <style:graphic-properties draw:textarea-horizontal-align="justify" draw:textarea-vertical-align="middle" draw:auto-grow-height="false" fo:min-height="2.551cm" fo:min-width="3.708cm"/>
    </style:style>
    <style:style style:name="gr64" style:family="graphic" style:parent-style-name="standard">
      <style:graphic-properties draw:textarea-horizontal-align="justify" draw:textarea-vertical-align="middle" draw:auto-grow-height="false" fo:min-height="1.751cm" fo:min-width="4.09cm"/>
    </style:style>
    <style:style style:name="gr65" style:family="graphic" style:parent-style-name="standard">
      <style:graphic-properties draw:textarea-horizontal-align="justify" draw:textarea-vertical-align="middle" draw:auto-grow-height="false" fo:min-height="10.15cm" fo:min-width="5.7cm"/>
    </style:style>
    <style:style style:name="gr66" style:family="graphic" style:parent-style-name="standard">
      <style:graphic-properties draw:textarea-horizontal-align="justify" draw:textarea-vertical-align="middle" draw:auto-grow-height="false" fo:min-height="3.151cm" fo:min-width="3.708cm"/>
    </style:style>
    <style:style style:name="gr67" style:family="graphic" style:parent-style-name="standard">
      <style:graphic-properties draw:textarea-horizontal-align="justify" draw:textarea-vertical-align="middle" draw:auto-grow-height="false" fo:min-height="1.951cm" fo:min-width="3.324cm"/>
    </style:style>
    <style:style style:name="gr68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9" style:family="graphic" style:parent-style-name="standard">
      <style:graphic-properties draw:textarea-horizontal-align="justify" draw:textarea-vertical-align="middle" draw:auto-grow-height="false" fo:min-height="2.151cm" fo:min-width="3.70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96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language-asian="zh" style:country-asian="CN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14pt" style:language-asian="zh" style:country-asian="CN" style:font-size-complex="14pt"/>
    </style:style>
    <style:style style:name="P6" style:family="paragraph">
      <loext:graphic-properties draw:fill="none"/>
      <style:paragraph-properties fo:text-align="center"/>
      <style:text-properties fo:font-size="14pt" style:font-size-asian="18pt" style:language-asian="zh" style:country-asian="CN"/>
    </style:style>
    <style:style style:name="P7" style:family="paragraph">
      <loext:graphic-properties draw:fill="none" draw:fill-color="#ffffff"/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36pt"/>
    </style:style>
    <style:style style:name="P10" style:family="paragraph">
      <style:paragraph-properties fo:text-align="center"/>
      <style:text-properties fo:font-size="14pt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4pt" style:language-asian="zh" style:country-asian="CN"/>
    </style:style>
    <style:style style:name="T4" style:family="text">
      <style:text-properties fo:font-size="14pt" style:font-size-asian="14pt" style:language-asian="zh" style:country-asian="CN" style:font-size-complex="14pt"/>
    </style:style>
    <style:style style:name="T5" style:family="text">
      <style:text-properties fo:font-size="14pt" style:font-size-asian="18pt" style:language-asian="zh" style:country-asian="CN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3.034cm" svg:height="0.962cm" svg:x="1.8cm" svg:y="1.5cm">
          <draw:text-box>
            <text:p>Compiler</text:p>
          </draw:text-box>
        </draw:frame>
      </draw:page>
      <draw:page draw:name="page2" draw:style-name="dp1" draw:master-page-name="默认">
        <draw:frame draw:style-name="gr2" draw:text-style-name="P1" draw:layer="layout" svg:width="10.306cm" svg:height="1.673cm" svg:x="0.094cm" svg:y="0.124cm">
          <draw:text-box>
            <text:p><text:span text:style-name="T1">Tokenizer</text:span><text:span text:style-name="T2">:</text:span> get token</text:p>
          </draw:text-box>
        </draw:frame>
        <draw:custom-shape draw:style-name="gr3" draw:text-style-name="P3" xml:id="id3" draw:id="id3" draw:layer="layout" svg:width="2cm" svg:height="1cm" svg:x="3cm" svg:y="2.1cm">
          <text:p text:style-name="P2"><text:span text:style-name="T3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4" draw:layer="layout" svg:x1="5.6cm" svg:y1="4.851cm" svg:x2="4.2cm" svg:y2="15cm" draw:start-shape="id1" draw:start-glue-point="7" draw:end-shape="id2" draw:end-glue-point="10" svg:d="M5600 4851h502v10149h-1902" svg:viewBox="0 0 1903 10150">
          <text:p/>
        </draw:connector>
        <draw:connector draw:style-name="gr4" draw:text-style-name="P4" draw:layer="layout" svg:x1="4cm" svg:y1="3.1cm" svg:x2="4cm" svg:y2="4.3cm" draw:start-shape="id3" draw:start-glue-point="6" draw:end-shape="id1" draw:end-glue-point="4" svg:d="M4000 3100v1200" svg:viewBox="0 0 1 1201">
          <text:p/>
        </draw:connector>
        <draw:custom-shape draw:style-name="gr5" draw:text-style-name="P5" xml:id="id1" draw:id="id1" draw:layer="layout" svg:width="3.2cm" svg:height="1.101cm" svg:x="2.4cm" svg:y="4.3cm">
          <text:p text:style-name="P2"><text:span text:style-name="T4">“ 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4cm" svg:y1="5.401cm" svg:x2="4cm" svg:y2="6.6cm" draw:start-shape="id1" draw:start-glue-point="6" draw:end-shape="id4" draw:end-glue-point="0" svg:d="M4000 5401v1199" svg:viewBox="0 0 1 1200">
          <text:p/>
        </draw:connector>
        <draw:custom-shape draw:style-name="gr6" draw:text-style-name="P2" xml:id="id4" draw:id="id4" draw:layer="layout" svg:width="3.8cm" svg:height="0.9cm" svg:x="2.1cm" svg:y="6.6cm">
          <text:p text:style-name="P2">St = indent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4.4cm" svg:height="1cm" svg:x="7.8cm" svg:y="26.7cm">
          <text:p text:style-name="P2">St = end line</text:p>
          <draw:enhanced-geometry svg:viewBox="0 0 21600 21600" draw:type="rectangle" draw:enhanced-path="M 0 0 L 21600 0 21600 21600 0 21600 0 0 Z N"/>
        </draw:custom-shape>
        <draw:custom-shape draw:style-name="gr8" draw:text-style-name="P2" xml:id="id29" draw:id="id29" draw:layer="layout" svg:width="2.8cm" svg:height="1.2cm" svg:x="14.3cm" svg:y="26.6cm">
          <text:p text:style-name="P2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4" draw:layer="layout" svg:x1="10cm" svg:y1="25.6cm" svg:x2="10cm" svg:y2="26.7cm" draw:start-shape="id5" draw:start-glue-point="2" draw:end-shape="id6" draw:end-glue-point="0" svg:d="M10000 25600v1100" svg:viewBox="0 0 1 1101">
          <text:p/>
        </draw:connector>
        <draw:custom-shape draw:style-name="gr9" draw:text-style-name="P2" xml:id="id15" draw:id="id15" draw:layer="layout" svg:width="3.8cm" svg:height="0.905cm" svg:x="10.1cm" svg:y="6.6cm">
          <text:p text:style-name="P2">St = variabl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4cm" svg:y1="10cm" svg:x2="4cm" svg:y2="11.6cm" draw:start-shape="id7" draw:start-glue-point="6" draw:end-shape="id8" draw:end-glue-point="0" svg:d="M4000 10000v1600" svg:viewBox="0 0 1 1601">
          <text:p/>
        </draw:connector>
        <draw:custom-shape draw:style-name="gr10" draw:text-style-name="P6" xml:id="id9" draw:id="id9" draw:layer="layout" svg:width="2cm" svg:height="1.101cm" svg:x="11cm" svg:y="19.699cm">
          <text:p text:style-name="P2"><text:span text:style-name="T5">\n,#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2cm" svg:y1="20.8cm" svg:x2="10cm" svg:y2="22.9cm" draw:start-shape="id9" draw:start-glue-point="6" draw:end-shape="id10" draw:end-glue-point="4" svg:d="M12000 20800v1050h-2000v1050" svg:viewBox="0 0 2001 2101">
          <text:p/>
        </draw:connector>
        <draw:connector draw:style-name="gr4" draw:text-style-name="P4" draw:layer="layout" svg:x1="4cm" svg:y1="7.5cm" svg:x2="4cm" svg:y2="9.3cm" draw:start-shape="id4" draw:start-glue-point="2" draw:end-shape="id7" draw:end-glue-point="4" svg:d="M4000 7500v1800" svg:viewBox="0 0 1 1801">
          <text:p/>
        </draw:connector>
        <draw:custom-shape draw:style-name="gr11" draw:text-style-name="P5" xml:id="id7" draw:id="id7" draw:layer="layout" svg:width="1.4cm" svg:height="0.7cm" svg:x="3.3cm" svg:y="9.3cm">
          <text:p text:style-name="P2"><text:span text:style-name="T4">!“ 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3.3cm" svg:y1="9.65cm" svg:x2="2.1cm" svg:y2="7.05cm" draw:start-shape="id7" draw:start-glue-point="5" draw:end-shape="id4" draw:end-glue-point="3" svg:d="M3300 9650h-1701v-2600h501" svg:viewBox="0 0 1702 2601">
          <text:p/>
        </draw:connector>
        <draw:custom-shape draw:style-name="gr12" draw:text-style-name="P2" xml:id="id30" draw:id="id30" draw:layer="layout" svg:width="4.6cm" svg:height="0.9cm" svg:x="9.7cm" svg:y="16cm">
          <text:p text:style-name="P2">St = next_toke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cm" svg:y1="20.25cm" svg:x2="14.798cm" svg:y2="20.79cm" draw:start-shape="id9" draw:start-glue-point="7" draw:end-shape="id11" draw:end-glue-point="4" svg:d="M13000 20250h1798v540" svg:viewBox="0 0 1799 541">
          <text:p/>
        </draw:connector>
        <draw:custom-shape draw:style-name="gr13" draw:text-style-name="P6" xml:id="id11" draw:id="id11" draw:layer="layout" svg:width="3cm" svg:height="1.101cm" svg:x="13.298cm" svg:y="20.79cm">
          <text:p text:style-name="P2"><text:span text:style-name="T5">alphab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4.798cm" svg:y1="21.891cm" svg:x2="8.6cm" svg:y2="22.6cm" draw:start-shape="id11" draw:start-glue-point="6" draw:end-shape="id12" draw:end-glue-point="10" svg:d="M14798 21891v709h-6198" svg:viewBox="0 0 6199 710">
          <text:p/>
        </draw:connector>
        <draw:custom-shape draw:style-name="gr14" draw:text-style-name="P2" xml:id="id17" draw:id="id17" draw:layer="layout" svg:width="4.4cm" svg:height="1.5cm" svg:x="9.8cm" svg:y="11.4cm">
          <text:p text:style-name="P2">T(variable)</text:p>
          <text:p text:style-name="P2">call(next token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12cm" svg:y1="18.8cm" svg:x2="12cm" svg:y2="19.699cm" draw:start-shape="id13" draw:start-glue-point="6" draw:end-shape="id9" draw:end-glue-point="4" svg:d="M12000 18800v899" svg:viewBox="0 0 1 900">
          <text:p/>
        </draw:connector>
        <draw:custom-shape draw:style-name="gr15" draw:text-style-name="P2" xml:id="id5" draw:id="id5" draw:layer="layout" svg:width="4cm" svg:height="1cm" svg:x="8cm" svg:y="24.6cm">
          <text:p text:style-name="P2">T(nextline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2" xml:id="id10" draw:id="id10" draw:layer="layout" svg:width="0.6cm" svg:height="0.6cm" svg:x="9.7cm" svg:y="22.9cm">
          <text:p/>
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svg:x1="16.298cm" svg:y1="21.341cm" svg:x2="18.3cm" svg:y2="8.951cm" draw:start-shape="id11" draw:start-glue-point="7" draw:end-shape="id14" draw:end-glue-point="5" svg:d="M16298 21341h1002v-12390h1000" svg:viewBox="0 0 2003 12391">
          <text:p/>
        </draw:connector>
        <draw:connector draw:style-name="gr4" draw:text-style-name="P4" draw:layer="layout" svg:x1="12cm" svg:y1="7.505cm" svg:x2="12cm" svg:y2="8.999cm" draw:start-shape="id15" draw:end-shape="id16" draw:end-glue-point="4" svg:d="M12000 7505v1494" svg:viewBox="0 0 1 1495">
          <text:p/>
        </draw:connector>
        <draw:custom-shape draw:style-name="gr13" draw:text-style-name="P6" xml:id="id16" draw:id="id16" draw:layer="layout" svg:width="3cm" svg:height="1.101cm" svg:x="10.5cm" svg:y="8.999cm">
          <text:p text:style-name="P2"><text:span text:style-name="T5">!var_ch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3.5cm" svg:y1="9.55cm" svg:x2="13.9cm" svg:y2="7.052cm" draw:start-shape="id16" draw:start-glue-point="7" draw:end-shape="id15" draw:end-glue-point="1" svg:d="M13500 9550h901v-2498h-501" svg:viewBox="0 0 902 2499">
          <text:p/>
        </draw:connector>
        <draw:connector draw:style-name="gr4" draw:text-style-name="P4" draw:layer="layout" svg:x1="12cm" svg:y1="10.1cm" svg:x2="12cm" svg:y2="11.4cm" draw:start-shape="id16" draw:start-glue-point="6" draw:end-shape="id17" draw:end-glue-point="0" svg:d="M12000 10100v1300" svg:viewBox="0 0 1 1301">
          <text:p/>
        </draw:connector>
        <draw:connector draw:style-name="gr4" draw:text-style-name="P4" draw:layer="layout" svg:x1="12cm" svg:y1="12.9cm" svg:x2="12cm" svg:y2="14.1cm" draw:start-shape="id17" draw:end-shape="id18" draw:end-glue-point="4" svg:d="M12000 12900v1200" svg:viewBox="0 0 1 1201">
          <text:p/>
        </draw:connector>
        <draw:custom-shape draw:style-name="gr17" draw:text-style-name="P2" xml:id="id2" draw:id="id2" draw:layer="layout" svg:width="0.4cm" svg:height="0.4cm" svg:x="3.8cm" svg:y="14.8cm">
          <text:p/>
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svg:x1="4cm" svg:y1="15.2cm" svg:x2="4cm" svg:y2="16.8cm" draw:start-shape="id2" draw:start-glue-point="8" draw:end-shape="id19" draw:end-glue-point="0" svg:d="M4000 15200v1600" svg:viewBox="0 0 1 1601">
          <text:p/>
        </draw:connector>
        <draw:custom-shape draw:style-name="gr10" draw:text-style-name="P6" xml:id="id20" draw:id="id20" draw:layer="layout" svg:width="2cm" svg:height="1.101cm" svg:x="1cm" svg:y="19.486cm">
          <text:p text:style-name="P2"><text:span text:style-name="T5">\n,#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" xml:id="id19" draw:id="id19" draw:layer="layout" svg:width="4cm" svg:height="0.9cm" svg:x="2cm" svg:y="16.8cm">
          <text:p text:style-name="P2">St = first_va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4cm" svg:y1="17.7cm" svg:x2="2cm" svg:y2="19.486cm" draw:start-shape="id19" draw:start-glue-point="2" draw:end-shape="id20" draw:end-glue-point="4" svg:d="M4000 17700v893h-2000v893" svg:viewBox="0 0 2001 1787">
          <text:p/>
        </draw:connector>
        <draw:custom-shape draw:style-name="gr19" draw:text-style-name="P2" xml:id="id22" draw:id="id22" draw:layer="layout" svg:width="1.9cm" svg:height="1.5cm" svg:x="5.5cm" svg:y="27.7cm">
          <text:p text:style-name="P2">error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4" draw:layer="layout" svg:x1="3cm" svg:y1="20.037cm" svg:x2="4.4cm" svg:y2="20.585cm" draw:start-shape="id20" draw:start-glue-point="7" draw:end-shape="id21" draw:end-glue-point="4" svg:d="M3000 20037h1400v548" svg:viewBox="0 0 1401 549">
          <text:p/>
        </draw:connector>
        <draw:custom-shape draw:style-name="gr13" draw:text-style-name="P6" xml:id="id21" draw:id="id21" draw:layer="layout" svg:width="3cm" svg:height="1.101cm" svg:x="2.9cm" svg:y="20.585cm">
          <text:p text:style-name="P2"><text:span text:style-name="T5">alphab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4.4cm" svg:y1="21.686cm" svg:x2="8cm" svg:y2="22.6cm" draw:start-shape="id21" draw:start-glue-point="6" draw:end-shape="id12" draw:end-glue-point="6" svg:d="M4400 21686v914h3600" svg:viewBox="0 0 3601 915">
          <text:p/>
        </draw:connector>
        <draw:connector draw:style-name="gr4" draw:text-style-name="P4" draw:layer="layout" svg:x1="5.9cm" svg:y1="21.136cm" svg:x2="6.45cm" svg:y2="27.7cm" draw:start-shape="id21" draw:start-glue-point="7" draw:end-shape="id22" draw:end-glue-point="4" svg:d="M5900 21136h550v6564" svg:viewBox="0 0 551 6565">
          <text:p/>
        </draw:connector>
        <draw:custom-shape draw:style-name="gr16" draw:text-style-name="P2" xml:id="id12" draw:id="id12" draw:layer="layout" svg:width="0.6cm" svg:height="0.6cm" svg:x="8cm" svg:y="22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svg:x1="2cm" svg:y1="20.587cm" svg:x2="9.7cm" svg:y2="23.2cm" draw:start-shape="id20" draw:start-glue-point="6" draw:end-shape="id10" draw:end-glue-point="6" svg:d="M2000 20587v2613h7700" svg:viewBox="0 0 7701 2614">
          <text:p/>
        </draw:connector>
        <draw:custom-shape draw:style-name="gr20" draw:text-style-name="P2" xml:id="id8" draw:id="id8" draw:layer="layout" svg:width="3.8cm" svg:height="1.6cm" svg:x="2.1cm" svg:y="11.6cm">
          <text:p text:style-name="P2">T(indent)</text:p>
          <text:p text:style-name="P2">call(first var)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4cm" svg:y1="13.2cm" svg:x2="4cm" svg:y2="14.8cm" draw:start-shape="id8" draw:start-glue-point="2" draw:end-shape="id2" draw:end-glue-point="4" svg:d="M4000 13200v1600" svg:viewBox="0 0 1 1601">
          <text:p/>
        </draw:connector>
        <draw:connector draw:style-name="gr4" draw:text-style-name="P4" draw:layer="layout" draw:line-skew="-0.598cm" svg:x1="8.3cm" svg:y1="22.3cm" svg:x2="12cm" svg:y2="6.6cm" draw:start-shape="id12" draw:start-glue-point="4" draw:end-shape="id15" draw:end-glue-point="0" svg:d="M8300 22300v-16800h3700v1100" svg:viewBox="0 0 3701 16801">
          <text:p/>
        </draw:connector>
        <draw:connector draw:style-name="gr4" draw:text-style-name="P4" draw:layer="layout" svg:x1="10cm" svg:y1="23.5cm" svg:x2="10cm" svg:y2="24.6cm" draw:start-shape="id10" draw:start-glue-point="8" draw:end-shape="id5" draw:end-glue-point="0" svg:d="M10000 23500v1100" svg:viewBox="0 0 1 1101">
          <text:p/>
        </draw:connector>
        <draw:custom-shape draw:style-name="gr13" draw:text-style-name="P6" xml:id="id14" draw:id="id14" draw:layer="layout" svg:width="3cm" svg:height="1.101cm" svg:x="18.3cm" svg:y="8.4cm">
          <text:p text:style-name="P2"><text:span text:style-name="T5">data_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9.8cm" svg:y1="9.501cm" svg:x2="19.8cm" svg:y2="11.3cm" draw:start-shape="id14" draw:start-glue-point="6" draw:end-shape="id23" draw:end-glue-point="0" svg:d="M19800 9501v1799" svg:viewBox="0 0 1 1800">
          <text:p/>
        </draw:connector>
        <draw:connector draw:style-name="gr4" draw:text-style-name="P4" draw:layer="layout" svg:x1="21.3cm" svg:y1="8.951cm" svg:x2="24.4cm" svg:y2="8.951cm" draw:start-shape="id14" draw:start-glue-point="7" draw:end-shape="id24" draw:end-glue-point="5" svg:d="M21300 8951h3100" svg:viewBox="0 0 3101 1">
          <text:p/>
        </draw:connector>
        <draw:custom-shape draw:style-name="gr21" draw:text-style-name="P2" xml:id="id23" draw:id="id23" draw:layer="layout" svg:width="4.2cm" svg:height="0.9cm" svg:x="17.7cm" svg:y="11.3cm">
          <text:p text:style-name="P2">St = data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9.8cm" svg:y1="12.2cm" svg:x2="19.8cm" svg:y2="14.4cm" draw:start-shape="id23" draw:start-glue-point="2" draw:end-shape="id25" draw:end-glue-point="4" svg:d="M19800 12200v2200" svg:viewBox="0 0 1 2201">
          <text:p/>
        </draw:connector>
        <draw:custom-shape draw:style-name="gr16" draw:text-style-name="P2" xml:id="id18" draw:id="id18" draw:layer="layout" svg:width="0.6cm" svg:height="0.6cm" svg:x="11.7cm" svg:y="14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6" xml:id="id25" draw:id="id25" draw:layer="layout" svg:width="3cm" svg:height="1.101cm" svg:x="18.3cm" svg:y="14.4cm">
          <text:p text:style-name="P2"><text:span text:style-name="T5">!data_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21.3cm" svg:y1="14.951cm" svg:x2="21.9cm" svg:y2="11.75cm" draw:start-shape="id25" draw:start-glue-point="7" draw:end-shape="id23" svg:d="M21300 14951h1101v-3201h-501" svg:viewBox="0 0 1102 3202">
          <text:p/>
        </draw:connector>
        <draw:connector draw:style-name="gr4" draw:text-style-name="P4" draw:layer="layout" svg:x1="19.8cm" svg:y1="15.501cm" svg:x2="20cm" svg:y2="17.1cm" draw:start-shape="id25" draw:start-glue-point="6" draw:end-shape="id26" draw:end-glue-point="0" svg:d="M19800 15501v800h200v799" svg:viewBox="0 0 201 1600">
          <text:p/>
        </draw:connector>
        <draw:custom-shape draw:style-name="gr22" draw:text-style-name="P2" xml:id="id26" draw:id="id26" draw:layer="layout" svg:width="4.4cm" svg:height="1.6cm" svg:x="17.8cm" svg:y="17.1cm">
          <text:p text:style-name="P2">T(data)</text:p>
          <text:p text:style-name="P2">Call(next token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20cm" svg:y1="18.7cm" svg:x2="19.8cm" svg:y2="19.7cm" draw:start-shape="id26" draw:start-glue-point="2" draw:end-shape="id27" draw:end-glue-point="4" svg:d="M20000 18700v501h-200v499" svg:viewBox="0 0 201 1001">
          <text:p/>
        </draw:connector>
        <draw:custom-shape draw:style-name="gr13" draw:text-style-name="P6" xml:id="id24" draw:id="id24" draw:layer="layout" svg:width="3cm" svg:height="1.101cm" svg:x="24.4cm" svg:y="8.4cm">
          <text:p text:style-name="P2"><text:span text:style-name="T5">operat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25.9cm" svg:y1="9.501cm" svg:x2="25.45cm" svg:y2="13.4cm" draw:start-shape="id24" draw:start-glue-point="6" draw:end-shape="id28" draw:end-glue-point="0" svg:d="M25900 9501v1950h-450v1949" svg:viewBox="0 0 451 3900">
          <text:p/>
        </draw:connector>
        <draw:connector draw:style-name="gr4" draw:text-style-name="P4" draw:layer="layout" svg:x1="27.4cm" svg:y1="8.951cm" svg:x2="7.4cm" svg:y2="28.45cm" draw:start-shape="id24" draw:start-glue-point="7" draw:end-shape="id22" draw:end-glue-point="7" svg:d="M27400 8951h502v19499h-20502" svg:viewBox="0 0 20503 19500">
          <text:p/>
        </draw:connector>
        <draw:custom-shape draw:style-name="gr23" draw:text-style-name="P2" xml:id="id28" draw:id="id28" draw:layer="layout" svg:width="3.9cm" svg:height="1cm" svg:x="23.5cm" svg:y="13.4cm">
          <text:p text:style-name="P2">T(operator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12.2cm" svg:y1="27.2cm" svg:x2="14.3cm" svg:y2="27.2cm" draw:start-shape="id6" draw:start-glue-point="1" draw:end-shape="id29" draw:end-glue-point="5" svg:d="M12200 27200h2100" svg:viewBox="0 0 2101 1">
          <text:p/>
        </draw:connector>
        <draw:custom-shape draw:style-name="gr16" draw:text-style-name="P2" xml:id="id27" draw:id="id27" draw:layer="layout" svg:width="0.6cm" svg:height="0.6cm" svg:x="19.5cm" svg:y="19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svg:x1="25.45cm" svg:y1="14.4cm" svg:x2="20.1cm" svg:y2="20cm" draw:start-shape="id28" draw:start-glue-point="2" draw:end-shape="id27" draw:end-glue-point="10" svg:d="M25450 14400v5600h-5350" svg:viewBox="0 0 5351 5601">
          <text:p/>
        </draw:connector>
        <draw:connector draw:style-name="gr4" draw:text-style-name="P4" draw:layer="layout" svg:x1="19.5cm" svg:y1="20cm" svg:x2="12.3cm" svg:y2="14.4cm" draw:start-shape="id27" draw:start-glue-point="6" draw:end-shape="id18" draw:end-glue-point="10" svg:d="M19500 20000h-3599v-5600h-3601" svg:viewBox="0 0 7201 5601">
          <text:p/>
        </draw:connector>
        <draw:connector draw:style-name="gr4" draw:text-style-name="P4" draw:layer="layout" svg:x1="12cm" svg:y1="14.7cm" svg:x2="12cm" svg:y2="16cm" draw:start-shape="id18" draw:start-glue-point="8" draw:end-shape="id30" draw:end-glue-point="0" svg:d="M12000 14700v1300" svg:viewBox="0 0 1 1301">
          <text:p/>
        </draw:connector>
        <draw:custom-shape draw:style-name="gr11" draw:text-style-name="P5" xml:id="id13" draw:id="id13" draw:layer="layout" svg:width="1.4cm" svg:height="0.7cm" svg:x="11.3cm" svg:y="18.1cm">
          <text:p text:style-name="P2"><text:span text:style-name="T4">!“ 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2.7cm" svg:y1="18.45cm" svg:x2="14.3cm" svg:y2="16.45cm" draw:start-shape="id13" draw:start-glue-point="7" draw:end-shape="id30" draw:end-glue-point="1" svg:d="M12700 18450h2101v-2000h-501" svg:viewBox="0 0 2102 2001">
          <text:p/>
        </draw:connector>
        <draw:connector draw:style-name="gr4" draw:text-style-name="P4" draw:layer="layout" svg:x1="12cm" svg:y1="16.9cm" svg:x2="12cm" svg:y2="18.1cm" draw:start-shape="id30" draw:start-glue-point="2" draw:end-shape="id13" draw:end-glue-point="4" svg:d="M12000 16900v1200" svg:viewBox="0 0 1 1201">
          <text:p/>
        </draw:connector>
      </draw:page>
      <draw:page draw:name="page3" draw:style-name="dp1" draw:master-page-name="默认">
        <draw:frame draw:style-name="gr24" draw:text-style-name="P7" draw:layer="layout" svg:width="17.516cm" svg:height="1.673cm" svg:x="0.2cm" svg:y="0.124cm">
          <draw:text-box>
            <text:p><text:span text:style-name="T1">Lexer: analyze token structure</text:span></text:p>
          </draw:text-box>
        </draw:frame>
        <draw:custom-shape draw:style-name="gr3" draw:text-style-name="P3" xml:id="id34" draw:id="id34" draw:layer="layout" svg:width="2cm" svg:height="1cm" svg:x="3cm" svg:y="3.5cm">
          <text:p text:style-name="P2"><text:span text:style-name="T3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4" draw:layer="layout" svg:x1="6.5cm" svg:y1="12.5cm" svg:x2="9cm" svg:y2="12.5cm" draw:start-shape="id31" draw:start-glue-point="7" draw:end-shape="id32" svg:d="M6500 12500h2500" svg:viewBox="0 0 2501 1">
          <text:p/>
        </draw:connector>
        <draw:custom-shape draw:style-name="gr25" draw:text-style-name="P6" xml:id="id33" draw:id="id33" draw:layer="layout" svg:width="5.001cm" svg:height="1.101cm" svg:x="1.499cm" svg:y="26.399cm">
          <text:p text:style-name="P2"><text:span text:style-name="T5">finish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4cm" svg:y1="27.5cm" svg:x2="3cm" svg:y2="4cm" draw:start-shape="id33" draw:start-glue-point="6" draw:end-shape="id34" draw:end-glue-point="5" svg:d="M4000 27500v501h-3003v-24001h2003" svg:viewBox="0 0 3004 24002">
          <text:p/>
        </draw:connector>
        <draw:connector draw:style-name="gr4" draw:text-style-name="P4" draw:layer="layout" svg:x1="4cm" svg:y1="20.6cm" svg:x2="4cm" svg:y2="21.5cm" draw:start-shape="id35" draw:start-glue-point="2" draw:end-shape="id36" draw:end-glue-point="0" svg:d="M4000 20600v900" svg:viewBox="0 0 1 901">
          <text:p/>
        </draw:connector>
        <draw:custom-shape draw:style-name="gr26" draw:text-style-name="P8" xml:id="id36" draw:id="id36" draw:layer="layout" svg:width="5cm" svg:height="1cm" svg:x="1.5cm" svg:y="21.5cm">
          <text:p text:style-name="P2"><text:span text:style-name="T6">st=add token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4cm" svg:y1="4.5cm" svg:x2="4.001cm" svg:y2="6cm" draw:start-shape="id34" draw:start-glue-point="6" draw:end-shape="id37" draw:end-glue-point="4" svg:d="M4000 4500v750h1v750" svg:viewBox="0 0 2 1501">
          <text:p/>
        </draw:connector>
        <draw:custom-shape draw:style-name="gr27" draw:text-style-name="P6" xml:id="id31" draw:id="id31" draw:layer="layout" svg:width="5cm" svg:height="1.001cm" svg:x="1.5cm" svg:y="11.999cm">
          <text:p text:style-name="P2"><text:span text:style-name="T5">Stmt Key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4cm" svg:y1="13cm" svg:x2="4cm" svg:y2="17.6cm" draw:start-shape="id31" draw:start-glue-point="6" draw:end-shape="id38" draw:end-glue-point="4" svg:d="M4000 13000v4600" svg:viewBox="0 0 1 4601">
          <text:p/>
        </draw:connector>
        <draw:connector draw:style-name="gr4" draw:text-style-name="P4" draw:layer="layout" svg:x1="4cm" svg:y1="22.5cm" svg:x2="4cm" svg:y2="23.8cm" draw:start-shape="id36" draw:start-glue-point="2" draw:end-shape="id39" draw:end-glue-point="0" svg:d="M4000 22500v1300" svg:viewBox="0 0 1 1301">
          <text:p/>
        </draw:connector>
        <draw:custom-shape draw:style-name="gr28" draw:text-style-name="P2" draw:layer="layout" svg:width="2.4cm" svg:height="0.8cm" svg:x="15cm" svg:y="2cm">
          <text:p text:style-name="P2">token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svg:x1="4cm" svg:y1="11cm" svg:x2="4cm" svg:y2="11.999cm" draw:start-shape="id40" draw:start-glue-point="6" draw:end-shape="id31" svg:d="M4000 11000v999" svg:viewBox="0 0 1 1000">
          <text:p/>
        </draw:connector>
        <draw:custom-shape draw:style-name="gr29" draw:text-style-name="P2" xml:id="id35" draw:id="id35" draw:layer="layout" svg:width="5cm" svg:height="1.5cm" svg:x="1.5cm" svg:y="19.1cm">
          <text:p text:style-name="P2">Create stmt</text:p>
          <text:p text:style-name="P2">Cached tk = []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0" draw:text-style-name="P2" xml:id="id32" draw:id="id32" draw:layer="layout" svg:width="5cm" svg:height="1cm" svg:x="9cm" svg:y="12cm">
          <text:p text:style-name="P2">Cache t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6.5cm" svg:y1="26.95cm" svg:x2="6.5cm" svg:y2="24.3cm" draw:start-shape="id33" draw:start-glue-point="7" draw:end-shape="id39" draw:end-glue-point="1" svg:d="M6500 26950h502v-2650h-502" svg:viewBox="0 0 503 2651">
          <text:p/>
        </draw:connector>
        <draw:custom-shape draw:style-name="gr30" draw:text-style-name="P2" xml:id="id39" draw:id="id39" draw:layer="layout" svg:width="5cm" svg:height="1cm" svg:x="1.5cm" svg:y="23.8cm">
          <text:p text:style-name="P2">Add toke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4cm" svg:y1="24.8cm" svg:x2="4cm" svg:y2="26.399cm" draw:start-shape="id39" draw:start-glue-point="2" draw:end-shape="id33" draw:end-glue-point="4" svg:d="M4000 24800v1599" svg:viewBox="0 0 1 1600">
          <text:p/>
        </draw:connector>
        <draw:custom-shape draw:style-name="gr31" draw:text-style-name="P6" xml:id="id41" draw:id="id41" draw:layer="layout" svg:width="5.001cm" svg:height="1cm" svg:x="1.5cm" svg:y="8cm">
          <text:p text:style-name="P2"><text:span text:style-name="T5">!ind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6" xml:id="id37" draw:id="id37" draw:layer="layout" svg:width="5.001cm" svg:height="1.101cm" svg:x="1.5cm" svg:y="6cm">
          <text:p text:style-name="P2"><text:span text:style-name="T5">!next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" xml:id="id42" draw:id="id42" draw:layer="layout" svg:width="5cm" svg:height="1cm" svg:x="9cm" svg:y="8cm">
          <text:p text:style-name="P2">Cache t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6.501cm" svg:y1="8.5cm" svg:x2="9cm" svg:y2="8.5cm" draw:start-shape="id41" draw:start-glue-point="7" draw:end-shape="id42" svg:d="M6501 8500h2499" svg:viewBox="0 0 2500 1">
          <text:p/>
        </draw:connector>
        <draw:connector draw:style-name="gr4" draw:text-style-name="P4" draw:layer="layout" svg:x1="4.001cm" svg:y1="7.101cm" svg:x2="4.001cm" svg:y2="8cm" draw:start-shape="id37" draw:start-glue-point="6" draw:end-shape="id41" draw:end-glue-point="4" svg:d="M4001 7101v899" svg:viewBox="0 0 1 900">
          <text:p/>
        </draw:connector>
        <draw:connector draw:style-name="gr4" draw:text-style-name="P4" draw:layer="layout" svg:x1="11.5cm" svg:y1="8cm" svg:x2="11.5cm" svg:y2="5.2cm" draw:start-shape="id42" draw:start-glue-point="0" draw:end-shape="id43" draw:end-glue-point="8" svg:d="M11500 8000v-2800" svg:viewBox="0 0 1 2801">
          <text:p/>
        </draw:connector>
        <draw:custom-shape draw:style-name="gr32" draw:text-style-name="P2" xml:id="id43" draw:id="id43" draw:layer="layout" svg:width="0.4cm" svg:height="0.4cm" svg:x="11.3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6.501cm" svg:y1="6.551cm" svg:x2="11.3cm" svg:y2="5cm" draw:start-shape="id37" draw:start-glue-point="7" draw:end-shape="id43" draw:end-glue-point="6" svg:d="M6501 6551h2400v-1551h2399" svg:viewBox="0 0 4800 1552">
          <text:p/>
        </draw:connector>
        <draw:connector draw:style-name="gr4" draw:text-style-name="P4" draw:layer="layout" svg:x1="11.5cm" svg:y1="4.8cm" svg:x2="5cm" svg:y2="4cm" draw:start-shape="id43" draw:start-glue-point="4" draw:end-shape="id34" svg:d="M11500 4800v-800h-6500" svg:viewBox="0 0 6501 801">
          <text:p/>
        </draw:connector>
        <draw:custom-shape draw:style-name="gr31" draw:text-style-name="P6" xml:id="id40" draw:id="id40" draw:layer="layout" svg:width="5.001cm" svg:height="1cm" svg:x="1.499cm" svg:y="10cm">
          <text:p text:style-name="P2"><text:span text:style-name="T5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4.001cm" svg:y1="9cm" svg:x2="4cm" svg:y2="10cm" draw:start-shape="id41" draw:start-glue-point="6" draw:end-shape="id40" draw:end-glue-point="4" svg:d="M4001 9000v501h-1v499" svg:viewBox="0 0 2 1001">
          <text:p/>
        </draw:connector>
        <draw:connector draw:style-name="gr4" draw:text-style-name="P4" draw:layer="layout" svg:x1="11.5cm" svg:y1="13cm" svg:x2="11.5cm" svg:y2="14cm" draw:start-shape="id32" draw:end-shape="id44" draw:end-glue-point="0" svg:d="M11500 13000v1000" svg:viewBox="0 0 1 1001">
          <text:p/>
        </draw:connector>
        <draw:custom-shape draw:style-name="gr26" draw:text-style-name="P8" xml:id="id44" draw:id="id44" draw:layer="layout" svg:width="5cm" svg:height="1cm" svg:x="9cm" svg:y="14cm">
          <text:p text:style-name="P2"><text:span text:style-name="T6">st=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1.5cm" svg:y1="15cm" svg:x2="11.501cm" svg:y2="16cm" draw:start-shape="id44" draw:start-glue-point="2" draw:end-shape="id45" draw:end-glue-point="4" svg:d="M11500 15000v500h1v500" svg:viewBox="0 0 2 1001">
          <text:p/>
        </draw:connector>
        <draw:custom-shape draw:style-name="gr31" draw:text-style-name="P6" xml:id="id45" draw:id="id45" draw:layer="layout" svg:width="5.001cm" svg:height="1cm" svg:x="9cm" svg:y="16cm">
          <text:p text:style-name="P2"><text:span text:style-name="T5">=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4.001cm" svg:y1="16.5cm" svg:x2="17.2cm" svg:y2="15.85cm" draw:start-shape="id45" draw:start-glue-point="7" draw:end-shape="id46" svg:d="M14001 16500h1600v-650h1599" svg:viewBox="0 0 3200 651">
          <text:p/>
        </draw:connector>
        <draw:custom-shape draw:style-name="gr32" draw:text-style-name="P2" xml:id="id38" draw:id="id38" draw:layer="layout" svg:width="0.4cm" svg:height="0.4cm" svg:x="3.8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1.501cm" svg:y1="17cm" svg:x2="4.2cm" svg:y2="17.8cm" draw:start-shape="id45" draw:start-glue-point="6" draw:end-shape="id38" draw:end-glue-point="10" svg:d="M11501 17000v800h-7301" svg:viewBox="0 0 7302 801">
          <text:p/>
        </draw:connector>
        <draw:connector draw:style-name="gr4" draw:text-style-name="P4" draw:layer="layout" svg:x1="4cm" svg:y1="18cm" svg:x2="4cm" svg:y2="19.1cm" draw:start-shape="id38" draw:start-glue-point="8" draw:end-shape="id35" draw:end-glue-point="0" svg:d="M4000 18000v1100" svg:viewBox="0 0 1 1101">
          <text:p/>
        </draw:connector>
        <draw:custom-shape draw:style-name="gr19" draw:text-style-name="P2" xml:id="id46" draw:id="id46" draw:layer="layout" svg:width="1.9cm" svg:height="1.5cm" svg:x="17.2cm" svg:y="15.1cm">
          <text:p text:style-name="P2">error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4" draw:layer="layout" svg:x1="6.5cm" svg:y1="10.5cm" svg:x2="18.15cm" svg:y2="15.1cm" draw:start-shape="id40" draw:start-glue-point="7" draw:end-shape="id46" draw:end-glue-point="4" svg:d="M6500 10500h11650v4600" svg:viewBox="0 0 11651 4601">
          <text:p/>
        </draw:connector>
      </draw:page>
      <draw:page draw:name="page4" draw:style-name="dp1" draw:master-page-name="默认">
        <draw:frame draw:style-name="gr33" draw:text-style-name="P7" draw:layer="layout" svg:width="15.585cm" svg:height="1.673cm" svg:x="0.053cm" svg:y="0.038cm">
          <draw:text-box>
            <text:p><text:span text:style-name="T1">Lexer, Token, Expr, Lexical</text:span></text:p>
          </draw:text-box>
        </draw:frame>
        <draw:custom-shape draw:style-name="gr3" draw:text-style-name="P3" xml:id="id47" draw:id="id47" draw:layer="layout" svg:width="2cm" svg:height="1cm" svg:x="5cm" svg:y="2.3cm">
          <text:p text:style-name="P2"><text:span text:style-name="T3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4" draw:layer="layout" svg:x1="6cm" svg:y1="3.3cm" svg:x2="6.001cm" svg:y2="4.8cm" draw:start-shape="id47" draw:start-glue-point="6" draw:end-shape="id48" draw:end-glue-point="4" svg:d="M6000 3300v750h1v750" svg:viewBox="0 0 2 1501">
          <text:p/>
        </draw:connector>
        <draw:custom-shape draw:style-name="gr25" draw:text-style-name="P6" xml:id="id48" draw:id="id48" draw:layer="layout" svg:width="5.001cm" svg:height="1.101cm" svg:x="3.5cm" svg:y="4.8cm">
          <text:p text:style-name="P2"><text:span text:style-name="T5">Var|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6.001cm" svg:y1="5.901cm" svg:x2="6cm" svg:y2="7cm" draw:start-shape="id48" draw:start-glue-point="6" draw:end-shape="id49" draw:end-glue-point="0" svg:d="M6001 5901v550h-1v549" svg:viewBox="0 0 2 1100">
          <text:p/>
        </draw:connector>
        <draw:custom-shape draw:style-name="gr25" draw:text-style-name="P6" xml:id="id51" draw:id="id51" draw:layer="layout" svg:width="5.001cm" svg:height="1.101cm" svg:x="3.5cm" svg:y="11.499cm">
          <text:p text:style-name="P2"><text:span text:style-name="T5">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8.501cm" svg:y1="5.351cm" svg:x2="12.6cm" svg:y2="11.2cm" draw:start-shape="id48" draw:start-glue-point="7" draw:end-shape="id50" draw:end-glue-point="4" svg:d="M8501 5351h4099v5849" svg:viewBox="0 0 4100 5850">
          <text:p/>
        </draw:connector>
        <draw:custom-shape draw:style-name="gr34" draw:text-style-name="P6" xml:id="id56" draw:id="id56" draw:layer="layout" svg:width="4.8cm" svg:height="1.001cm" svg:x="3.6cm" svg:y="18.499cm">
          <text:p text:style-name="P2"><text:span text:style-name="T5">Op[-2]&gt;=tk(op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8.501cm" svg:y1="12.05cm" svg:x2="11.2cm" svg:y2="12.05cm" draw:start-shape="id51" draw:start-glue-point="7" draw:end-shape="id50" svg:d="M8501 12050h2699" svg:viewBox="0 0 2700 1">
          <text:p/>
        </draw:connector>
        <draw:custom-shape draw:style-name="gr35" draw:text-style-name="P8" xml:id="id50" draw:id="id50" draw:layer="layout" svg:width="2.8cm" svg:height="1.7cm" svg:x="11.2cm" svg:y="11.2cm">
          <text:p text:style-name="P2"><text:span text:style-name="T6">err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4" draw:layer="layout" svg:x1="17cm" svg:y1="5.2cm" svg:x2="17cm" svg:y2="7.4cm" draw:start-shape="id52" draw:start-glue-point="6" draw:end-shape="id53" draw:end-glue-point="4" svg:d="M17000 5200v2200" svg:viewBox="0 0 1 2201">
          <text:p/>
        </draw:connector>
        <draw:custom-shape draw:style-name="gr36" draw:text-style-name="P8" xml:id="id63" draw:id="id63" draw:layer="layout" svg:width="3.4cm" svg:height="1.5cm" svg:x="15cm" svg:y="15.6cm">
          <text:p text:style-name="P2"><text:span text:style-name="T6">Last expr</text:span></text:p>
          <text:p text:style-name="P2"><text:span text:style-name="T6">State = IDL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7" draw:text-style-name="P8" xml:id="id54" draw:id="id54" draw:layer="layout" svg:width="6cm" svg:height="1cm" svg:x="3cm" svg:y="9.3cm">
          <text:p text:style-name="P2"><text:span text:style-name="T6">State = operand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6cm" svg:y1="10.3cm" svg:x2="6cm" svg:y2="11.499cm" draw:start-shape="id54" draw:start-glue-point="2" draw:end-shape="id51" svg:d="M6000 10300v1199" svg:viewBox="0 0 1 1200">
          <text:p/>
        </draw:connector>
        <draw:connector draw:style-name="gr4" draw:text-style-name="P4" draw:layer="layout" svg:x1="6.001cm" svg:y1="12.6cm" svg:x2="6cm" svg:y2="14cm" draw:start-shape="id51" draw:start-glue-point="6" draw:end-shape="id55" draw:end-glue-point="4" svg:d="M6001 12600v700h-1v700" svg:viewBox="0 0 2 1401">
          <text:p/>
        </draw:connector>
        <draw:connector draw:style-name="gr4" draw:text-style-name="P4" draw:layer="layout" svg:x1="6cm" svg:y1="19.5cm" svg:x2="6cm" svg:y2="21cm" draw:start-shape="id56" draw:end-shape="id57" svg:d="M6000 19500v1500" svg:viewBox="0 0 1 1501">
          <text:p/>
        </draw:connector>
        <draw:custom-shape draw:style-name="gr16" draw:text-style-name="P2" xml:id="id55" draw:id="id55" draw:layer="layout" svg:width="0.6cm" svg:height="0.6cm" svg:x="5.7cm" svg:y="1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8" draw:text-style-name="P2" xml:id="id52" draw:id="id52" draw:layer="layout" svg:width="5.4cm" svg:height="1.5cm" svg:x="14.3cm" svg:y="3.7cm">
          <text:p text:style-name="P2">St = opera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4.3cm" svg:y1="4.45cm" svg:x2="12.6cm" svg:y2="11.2cm" draw:start-shape="id52" draw:start-glue-point="5" draw:end-shape="id50" draw:end-glue-point="4" svg:d="M14300 4450h-1700v6750" svg:viewBox="0 0 1701 6751">
          <text:p/>
        </draw:connector>
        <draw:connector draw:style-name="gr4" draw:text-style-name="P4" draw:layer="layout" draw:line-skew="0cm -2.999cm" svg:x1="11cm" svg:y1="25.6cm" svg:x2="5cm" svg:y2="2.8cm" draw:start-shape="id58" draw:start-glue-point="2" draw:end-shape="id47" draw:end-glue-point="5" svg:d="M11000 25600v502h-9500v-23302h3500" svg:viewBox="0 0 9501 23303">
          <text:p/>
        </draw:connector>
        <draw:custom-shape draw:style-name="gr39" draw:text-style-name="P2" xml:id="id59" draw:id="id59" draw:layer="layout" svg:width="3cm" svg:height="1cm" svg:x="15.5cm" svg:y="1.5cm">
          <text:p text:style-name="P2">finall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4" draw:layer="layout" svg:x1="17cm" svg:y1="2.5cm" svg:x2="17cm" svg:y2="3.7cm" draw:start-shape="id59" draw:start-glue-point="6" draw:end-shape="id52" draw:end-glue-point="4" svg:d="M17000 2500v1200" svg:viewBox="0 0 1 1201">
          <text:p/>
        </draw:connector>
        <draw:custom-shape draw:style-name="gr40" draw:text-style-name="P2" xml:id="id57" draw:id="id57" draw:layer="layout" svg:width="7cm" svg:height="2.4cm" svg:x="2.5cm" svg:y="21cm">
          <text:p text:style-name="P2"><text:span text:style-name="T6">Expr(tk.pop(d1),</text:span></text:p>
          <text:p text:style-name="P2"><text:span text:style-name="T6">tk.pop(op), tk.pop(d0))</text:span></text:p>
          <text:p text:style-name="P2"><text:span text:style-name="T6">tk.append(expr):dat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6cm" svg:y1="17cm" svg:x2="6cm" svg:y2="18.499cm" draw:start-shape="id60" draw:start-glue-point="6" draw:end-shape="id56" draw:end-glue-point="4" svg:d="M6000 17000v1499" svg:viewBox="0 0 1 1500">
          <text:p/>
        </draw:connector>
        <draw:connector draw:style-name="gr4" draw:text-style-name="P4" draw:layer="layout" svg:x1="6cm" svg:y1="19.5cm" svg:x2="6cm" svg:y2="21cm" draw:start-shape="id56" draw:start-glue-point="6" draw:end-shape="id57" draw:end-glue-point="0" svg:d="M6000 19500v1500" svg:viewBox="0 0 1 1501">
          <text:p/>
        </draw:connector>
        <draw:custom-shape draw:style-name="gr25" draw:text-style-name="P6" xml:id="id60" draw:id="id60" draw:layer="layout" svg:width="5.001cm" svg:height="1.101cm" svg:x="3.499cm" svg:y="15.899cm">
          <text:p text:style-name="P2"><text:span text:style-name="T5">tk_list &gt; <text:s/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8.5cm" svg:y1="16.45cm" svg:x2="11cm" svg:y2="18.7cm" draw:start-shape="id60" draw:start-glue-point="7" draw:end-shape="id61" draw:end-glue-point="4" svg:d="M8500 16450h2500v2250" svg:viewBox="0 0 2501 2251">
          <text:p/>
        </draw:connector>
        <draw:connector draw:style-name="gr4" draw:text-style-name="P4" draw:layer="layout" svg:x1="11cm" svg:y1="19.3cm" svg:x2="11cm" svg:y2="24.6cm" draw:start-shape="id61" draw:start-glue-point="8" draw:end-shape="id58" draw:end-glue-point="0" svg:d="M11000 19300v5300" svg:viewBox="0 0 1 5301">
          <text:p/>
        </draw:connector>
        <draw:custom-shape draw:style-name="gr16" draw:text-style-name="P2" xml:id="id61" draw:id="id61" draw:layer="layout" svg:width="0.6cm" svg:height="0.6cm" svg:x="10.7cm" svg:y="18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0" draw:text-style-name="P2" xml:id="id49" draw:id="id49" draw:layer="layout" svg:width="5cm" svg:height="1cm" svg:x="3.5cm" svg:y="7cm">
          <text:p text:style-name="P2"><text:span text:style-name="T6">tk.appe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6cm" svg:y1="8cm" svg:x2="6cm" svg:y2="9.3cm" draw:start-shape="id49" draw:start-glue-point="2" draw:end-shape="id54" draw:end-glue-point="0" svg:d="M6000 8000v1300" svg:viewBox="0 0 1 1301">
          <text:p/>
        </draw:connector>
        <draw:custom-shape draw:style-name="gr28" draw:text-style-name="P2" draw:layer="layout" svg:width="2.4cm" svg:height="0.8cm" svg:x="11cm" svg:y="2cm">
          <text:p text:style-name="P2">token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0" draw:text-style-name="P2" xml:id="id58" draw:id="id58" draw:layer="layout" svg:width="5cm" svg:height="1cm" svg:x="8.5cm" svg:y="24.6cm">
          <text:p text:style-name="P2"><text:span text:style-name="T6">tk_list.appe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8.4cm" svg:y1="19cm" svg:x2="10.7cm" svg:y2="19cm" draw:start-shape="id56" draw:start-glue-point="7" draw:end-shape="id61" draw:end-glue-point="6" svg:d="M8400 19000h2300" svg:viewBox="0 0 2301 1">
          <text:p/>
        </draw:connector>
        <draw:connector draw:style-name="gr4" draw:text-style-name="P4" draw:layer="layout" svg:x1="6cm" svg:y1="23.4cm" svg:x2="5.7cm" svg:y2="14.3cm" draw:start-shape="id57" draw:start-glue-point="2" draw:end-shape="id55" draw:end-glue-point="6" svg:d="M6000 23400v502h-4001v-9602h3701" svg:viewBox="0 0 4002 9603">
          <text:p/>
        </draw:connector>
        <draw:connector draw:style-name="gr4" draw:text-style-name="P4" draw:layer="layout" svg:x1="6cm" svg:y1="14.6cm" svg:x2="6cm" svg:y2="15.899cm" draw:start-shape="id55" draw:start-glue-point="8" draw:end-shape="id60" draw:end-glue-point="4" svg:d="M6000 14600v1299" svg:viewBox="0 0 1 1300">
          <text:p/>
        </draw:connector>
        <draw:custom-shape draw:style-name="gr25" draw:text-style-name="P6" xml:id="id53" draw:id="id53" draw:layer="layout" svg:width="5.001cm" svg:height="1.101cm" svg:x="14.499cm" svg:y="7.4cm">
          <text:p text:style-name="P2"><text:span text:style-name="T5">tk =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4.499cm" svg:y1="7.951cm" svg:x2="12.6cm" svg:y2="11.2cm" draw:start-shape="id53" draw:start-glue-point="5" draw:end-shape="id50" draw:end-glue-point="4" svg:d="M14499 7951h-1899v3249" svg:viewBox="0 0 1900 3250">
          <text:p/>
        </draw:connector>
        <draw:connector draw:style-name="gr4" draw:text-style-name="P4" draw:layer="layout" svg:x1="17.25cm" svg:y1="11.6cm" svg:x2="16.7cm" svg:y2="15.6cm" draw:start-shape="id62" draw:end-shape="id63" draw:end-glue-point="4" svg:d="M17250 11600v2001h-550v1999" svg:viewBox="0 0 551 4001">
          <text:p/>
        </draw:connector>
        <draw:connector draw:style-name="gr4" draw:text-style-name="P4" draw:layer="layout" svg:x1="17cm" svg:y1="8.501cm" svg:x2="17.25cm" svg:y2="10.5cm" draw:start-shape="id53" draw:start-glue-point="6" draw:end-shape="id62" svg:d="M17000 8501v1000h250v999" svg:viewBox="0 0 251 2000">
          <text:p/>
        </draw:connector>
        <draw:custom-shape draw:style-name="gr41" draw:text-style-name="P2" xml:id="id62" draw:id="id62" draw:layer="layout" svg:width="5.1cm" svg:height="1.1cm" svg:x="14.7cm" svg:y="10.5cm">
          <text:p text:style-name="P2">Expr(tk.pop(d0)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5" draw:style-name="dp1" draw:master-page-name="默认">
        <draw:custom-shape draw:style-name="gr3" draw:text-style-name="P3" xml:id="id64" draw:id="id64" draw:layer="layout" svg:width="2cm" svg:height="1cm" svg:x="3cm" svg:y="2.5cm">
          <text:p text:style-name="P2"><text:span text:style-name="T3">condi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4" draw:layer="layout" svg:x1="4cm" svg:y1="3.5cm" svg:x2="4cm" svg:y2="5.5cm" draw:start-shape="id64" draw:start-glue-point="6" draw:end-shape="id65" draw:end-glue-point="4" svg:d="M4000 3500v2000" svg:viewBox="0 0 1 2001">
          <text:p/>
        </draw:connector>
        <draw:custom-shape draw:style-name="gr10" draw:text-style-name="P6" xml:id="id65" draw:id="id65" draw:layer="layout" svg:width="2cm" svg:height="1.101cm" svg:x="3cm" svg:y="5.5cm">
          <text:p text:style-name="P2"><text:span text:style-name="T5">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4cm" svg:y1="6.601cm" svg:x2="4cm" svg:y2="8cm" draw:start-shape="id65" draw:start-glue-point="6" draw:end-shape="id66" draw:end-glue-point="0" svg:d="M4000 6601v1399" svg:viewBox="0 0 1 1400">
          <text:p/>
        </draw:connector>
        <draw:custom-shape draw:style-name="gr25" draw:text-style-name="P6" xml:id="id68" draw:id="id68" draw:layer="layout" svg:width="5.001cm" svg:height="1.101cm" svg:x="1.5cm" svg:y="10.999cm">
          <text:p text:style-name="P2"><text:span text:style-name="T5">block_key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5cm" svg:y1="6.051cm" svg:x2="8cm" svg:y2="5cm" draw:start-shape="id65" draw:start-glue-point="7" draw:end-shape="id67" draw:end-glue-point="2" svg:d="M5000 6051h3000v-1051" svg:viewBox="0 0 3001 1052">
          <text:p/>
        </draw:connector>
        <draw:custom-shape draw:style-name="gr42" draw:text-style-name="P8" xml:id="id66" draw:id="id66" draw:layer="layout" svg:width="5.2cm" svg:height="1cm" svg:x="1.4cm" svg:y="8cm">
          <text:p text:style-name="P2"><text:span text:style-name="T6">st=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cm" svg:y1="9cm" svg:x2="4cm" svg:y2="10.999cm" draw:start-shape="id66" draw:start-glue-point="2" draw:end-shape="id68" svg:d="M4000 9000v1999" svg:viewBox="0 0 1 2000">
          <text:p/>
        </draw:connector>
        <draw:custom-shape draw:style-name="gr16" draw:text-style-name="P2" xml:id="id70" draw:id="id70" draw:layer="layout" svg:width="0.6cm" svg:height="0.6cm" svg:x="3.7cm" svg:y="21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svg:x1="4cm" svg:y1="15cm" svg:x2="4cm" svg:y2="21.7cm" draw:start-shape="id69" draw:start-glue-point="2" draw:end-shape="id70" draw:end-glue-point="4" svg:d="M4000 15000v6700" svg:viewBox="0 0 1 6701">
          <text:p/>
        </draw:connector>
        <draw:custom-shape draw:style-name="gr43" draw:text-style-name="P8" xml:id="id67" draw:id="id67" draw:layer="layout" svg:width="6cm" svg:height="1.1cm" svg:x="5cm" svg:y="3.9cm">
          <text:p text:style-name="P2"><text:span text:style-name="T6">condition_tk.append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cm" svg:y1="3.9cm" svg:x2="5cm" svg:y2="3cm" draw:start-shape="id67" draw:start-glue-point="0" draw:end-shape="id64" draw:end-glue-point="7" svg:d="M8000 3900v-900h-3000" svg:viewBox="0 0 3001 901">
          <text:p/>
        </draw:connector>
        <draw:custom-shape draw:style-name="gr44" draw:text-style-name="P2" xml:id="id71" draw:id="id71" draw:layer="layout" svg:width="5.4cm" svg:height="1cm" svg:x="1.3cm" svg:y="24cm">
          <text:p text:style-name="P2">Block_tk.appen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4.001cm" svg:y1="12.1cm" svg:x2="4cm" svg:y2="14cm" draw:start-shape="id68" draw:start-glue-point="6" draw:end-shape="id69" draw:end-glue-point="0" svg:d="M4001 12100v950h-1v950" svg:viewBox="0 0 2 1901">
          <text:p/>
        </draw:connector>
        <draw:custom-shape draw:style-name="gr44" draw:text-style-name="P2" xml:id="id69" draw:id="id69" draw:layer="layout" svg:width="5.4cm" svg:height="1cm" svg:x="1.3cm" svg:y="14cm">
          <text:p text:style-name="P2">sub_block += 1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4cm" svg:y1="22.3cm" svg:x2="4cm" svg:y2="24cm" draw:start-shape="id70" draw:start-glue-point="8" draw:end-shape="id71" draw:end-glue-point="0" svg:d="M4000 22300v1700" svg:viewBox="0 0 1 1701">
          <text:p/>
        </draw:connector>
        <draw:custom-shape draw:style-name="gr10" draw:text-style-name="P6" xml:id="id72" draw:id="id72" draw:layer="layout" svg:width="2cm" svg:height="1.101cm" svg:x="8cm" svg:y="12.899cm">
          <text:p text:style-name="P2"><text:span text:style-name="T5">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line-skew="1.498cm" svg:x1="10cm" svg:y1="13.45cm" svg:x2="9.3cm" svg:y2="20.6cm" draw:start-shape="id72" draw:start-glue-point="7" draw:end-shape="id73" draw:end-glue-point="10" svg:d="M10000 13450h2000v7150h-2700" svg:viewBox="0 0 2701 7151">
          <text:p/>
        </draw:connector>
        <draw:connector draw:style-name="gr4" draw:text-style-name="P4" draw:layer="layout" svg:x1="6.501cm" svg:y1="11.55cm" svg:x2="9cm" svg:y2="12.899cm" draw:start-shape="id68" draw:start-glue-point="7" draw:end-shape="id72" draw:end-glue-point="4" svg:d="M6501 11550h2499v1349" svg:viewBox="0 0 2500 1350">
          <text:p/>
        </draw:connector>
        <draw:custom-shape draw:style-name="gr45" draw:text-style-name="P6" xml:id="id74" draw:id="id74" draw:layer="layout" svg:width="2cm" svg:height="1.201cm" svg:x="8cm" svg:y="15.4cm">
          <text:p text:style-name="P2"><text:span text:style-name="T5">sub_block 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0cm" svg:y1="16.001cm" svg:x2="15.3cm" svg:y2="15.998cm" draw:start-shape="id74" draw:start-glue-point="7" svg:d="M10000 16001h3152v-3h2148" svg:viewBox="0 0 5301 4">
          <text:p/>
        </draw:connector>
        <draw:connector draw:style-name="gr4" draw:text-style-name="P4" draw:layer="layout" svg:x1="9cm" svg:y1="14cm" svg:x2="9cm" svg:y2="15.4cm" draw:start-shape="id72" draw:end-shape="id74" draw:end-glue-point="4" svg:d="M9000 14000v1400" svg:viewBox="0 0 1 1401">
          <text:p/>
        </draw:connector>
        <draw:custom-shape draw:style-name="gr15" draw:text-style-name="P2" xml:id="id75" draw:id="id75" draw:layer="layout" svg:width="4cm" svg:height="1cm" svg:x="7cm" svg:y="18cm">
          <text:p text:style-name="P2">sub_block -= 1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9cm" svg:y1="16.601cm" svg:x2="9cm" svg:y2="18cm" draw:start-shape="id74" draw:start-glue-point="6" draw:end-shape="id75" draw:end-glue-point="0" svg:d="M9000 16601v1399" svg:viewBox="0 0 1 1400">
          <text:p/>
        </draw:connector>
        <draw:custom-shape draw:style-name="gr16" draw:text-style-name="P2" xml:id="id73" draw:id="id73" draw:layer="layout" svg:width="0.6cm" svg:height="0.6cm" svg:x="8.7cm" svg:y="20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svg:x1="9cm" svg:y1="19cm" svg:x2="9cm" svg:y2="20.3cm" draw:start-shape="id75" draw:start-glue-point="2" draw:end-shape="id73" draw:end-glue-point="4" svg:d="M9000 19000v1300" svg:viewBox="0 0 1 1301">
          <text:p/>
        </draw:connector>
        <draw:connector draw:style-name="gr4" draw:text-style-name="P4" draw:layer="layout" svg:x1="9cm" svg:y1="20.9cm" svg:x2="4.3cm" svg:y2="22cm" draw:start-shape="id73" draw:start-glue-point="8" draw:end-shape="id70" draw:end-glue-point="10" svg:d="M9000 20900v1100h-4700" svg:viewBox="0 0 4701 1101">
          <text:p/>
        </draw:connector>
        <draw:custom-shape draw:style-name="gr46" draw:text-style-name="P8" draw:layer="layout" svg:width="3.6cm" svg:height="1.7cm" svg:x="14.4cm" svg:y="15.148cm">
          <text:p text:style-name="P2"><text:span text:style-name="T6">End Bloc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7" draw:text-style-name="P7" draw:layer="layout" svg:width="17.846cm" svg:height="1.673cm" svg:x="0.054cm" svg:y="0.039cm">
          <draw:text-box>
            <text:p><text:span text:style-name="T1">Lexer, Token, While, add token</text:span></text:p>
          </draw:text-box>
        </draw:frame>
      </draw:page>
      <draw:page draw:name="page6" draw:style-name="dp1" draw:master-page-name="默认">
        <draw:frame draw:style-name="gr48" draw:text-style-name="P7" draw:layer="layout" svg:width="12.076cm" svg:height="1.673cm" svg:x="0.056cm" svg:y="0.041cm">
          <draw:text-box>
            <text:p><text:span text:style-name="T1">Lexer, Assm, Lexical</text:span></text:p>
          </draw:text-box>
        </draw:frame>
        <draw:custom-shape draw:style-name="gr3" draw:text-style-name="P3" xml:id="id76" draw:id="id76" draw:layer="layout" svg:width="2cm" svg:height="1cm" svg:x="3cm" svg:y="2.302cm">
          <text:p text:style-name="P2"><text:span text:style-name="T3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4" draw:layer="layout" svg:x1="4cm" svg:y1="3.302cm" svg:x2="4.001cm" svg:y2="4.501cm" draw:start-shape="id76" draw:start-glue-point="6" draw:end-shape="id77" draw:end-glue-point="4" svg:d="M4000 3302v600h1v599" svg:viewBox="0 0 2 1200">
          <text:p/>
        </draw:connector>
        <draw:custom-shape draw:style-name="gr49" draw:text-style-name="P6" xml:id="id77" draw:id="id77" draw:layer="layout" svg:width="5.001cm" svg:height="1.002cm" svg:x="1.5cm" svg:y="4.501cm">
          <text:p text:style-name="P2"><text:span text:style-name="T5">Target in 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2" draw:layer="layout" svg:width="6.999cm" svg:height="2cm" svg:x="1.601cm" svg:y="5.9cm">
          <text:p text:style-name="P2"><text:span text:style-name="T6">Generate</text:span></text:p>
          <text:p text:style-name="P2"><text:span text:style-name="T6">assembly object</text:span></text:p>
          <text:p text:style-name="P2"><text:span text:style-name="T6">With virtual addres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1" draw:text-style-name="P2" draw:layer="layout" svg:width="7.1cm" svg:height="2.4cm" svg:x="1.9cm" svg:y="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7" draw:style-name="dp1" draw:master-page-name="默认">
        <draw:frame draw:style-name="gr52" draw:text-style-name="P7" draw:layer="layout" svg:width="20.615cm" svg:height="1.673cm" svg:x="0.056cm" svg:y="0.041cm">
          <draw:text-box>
            <text:p><text:span text:style-name="T1">Lexer, Assm, assembly object, assg</text:span></text:p>
          </draw:text-box>
        </draw:frame>
        <draw:custom-shape draw:style-name="gr3" draw:text-style-name="P3" xml:id="id78" draw:id="id78" draw:layer="layout" svg:width="2cm" svg:height="1cm" svg:x="5cm" svg:y="2cm">
          <text:p text:style-name="P2"><text:span text:style-name="T3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4" draw:layer="layout" svg:x1="6cm" svg:y1="3cm" svg:x2="6cm" svg:y2="4.498cm" draw:start-shape="id78" draw:start-glue-point="6" draw:end-shape="id79" draw:end-glue-point="4" svg:d="M6000 3000v1498" svg:viewBox="0 0 1 1499">
          <text:p/>
        </draw:connector>
        <draw:custom-shape draw:style-name="gr53" draw:text-style-name="P6" xml:id="id79" draw:id="id79" draw:layer="layout" svg:width="4cm" svg:height="1.002cm" svg:x="4cm" svg:y="4.498cm">
          <text:p text:style-name="P2"><text:span text:style-name="T5">Target in 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6cm" svg:y1="5.5cm" svg:x2="6cm" svg:y2="7.8cm" draw:start-shape="id79" draw:start-glue-point="6" draw:end-shape="id80" draw:end-glue-point="4" svg:d="M6000 5500v2300" svg:viewBox="0 0 1 2301">
          <text:p/>
        </draw:connector>
        <draw:connector draw:style-name="gr4" draw:text-style-name="P4" draw:layer="layout" svg:x1="4cm" svg:y1="4.999cm" svg:x2="3cm" svg:y2="6cm" draw:start-shape="id79" draw:start-glue-point="5" draw:end-shape="id81" draw:end-glue-point="0" svg:d="M4000 4999h-1000v1001" svg:viewBox="0 0 1001 1002">
          <text:p/>
        </draw:connector>
        <draw:custom-shape draw:style-name="gr15" draw:text-style-name="P2" xml:id="id81" draw:id="id81" draw:layer="layout" svg:width="4cm" svg:height="1cm" svg:x="1cm" svg:y="6cm">
          <text:p text:style-name="P2"><text:span text:style-name="T6">Ns.new_v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3cm" svg:y1="7cm" svg:x2="5.8cm" svg:y2="8cm" draw:start-shape="id81" draw:start-glue-point="2" draw:end-shape="id80" draw:end-glue-point="6" svg:d="M3000 7000v1000h2800" svg:viewBox="0 0 2801 1001">
          <text:p/>
        </draw:connector>
        <draw:custom-shape draw:style-name="gr32" draw:text-style-name="P2" xml:id="id80" draw:id="id80" draw:layer="layout" svg:width="0.4cm" svg:height="0.4cm" svg:x="5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xml:id="id82" draw:id="id82" draw:layer="layout" svg:width="3cm" svg:height="1.002cm" svg:x="3.5cm" svg:y="17cm">
          <text:p text:style-name="P2"><text:span text:style-name="T5">Od0 is at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6.5cm" svg:y1="17.501cm" svg:x2="10cm" svg:y2="18.6cm" draw:start-shape="id82" draw:start-glue-point="7" draw:end-shape="id83" draw:end-glue-point="0" svg:d="M6500 17501h3500v1099" svg:viewBox="0 0 3501 1100">
          <text:p/>
        </draw:connector>
        <draw:connector draw:style-name="gr4" draw:text-style-name="P4" draw:layer="layout" svg:x1="5cm" svg:y1="22cm" svg:x2="9.8cm" svg:y2="26.2cm" draw:start-shape="id84" draw:start-glue-point="2" draw:end-shape="id85" draw:end-glue-point="6" svg:d="M5000 22000v4200h4800" svg:viewBox="0 0 4801 4201">
          <text:p/>
        </draw:connector>
        <draw:custom-shape draw:style-name="gr54" draw:text-style-name="P6" xml:id="id86" draw:id="id86" draw:layer="layout" svg:width="3cm" svg:height="1.002cm" svg:x="8.5cm" svg:y="20.698cm">
          <text:p text:style-name="P2"><text:span text:style-name="T5">Od1 is at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1.5cm" svg:y1="21.199cm" svg:x2="13cm" svg:y2="21.2cm" draw:start-shape="id86" draw:start-glue-point="7" draw:end-shape="id87" svg:d="M11500 21199h751v1h749" svg:viewBox="0 0 1501 2">
          <text:p/>
        </draw:connector>
        <draw:connector draw:style-name="gr4" draw:text-style-name="P4" draw:layer="layout" svg:x1="6cm" svg:y1="8.2cm" svg:x2="5cm" svg:y2="9.798cm" draw:start-shape="id80" draw:start-glue-point="8" draw:end-shape="id88" svg:d="M6000 8200v800h-1000v798" svg:viewBox="0 0 1001 1599">
          <text:p/>
        </draw:connector>
        <draw:custom-shape draw:style-name="gr15" draw:text-style-name="P2" xml:id="id89" draw:id="id89" draw:layer="layout" svg:width="4cm" svg:height="1cm" svg:x="3cm" svg:y="14cm">
          <text:p text:style-name="P2"><text:span text:style-name="T6">Temp_var.new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5cm" svg:y1="15cm" svg:x2="5cm" svg:y2="17cm" draw:start-shape="id89" draw:start-glue-point="2" draw:end-shape="id82" draw:end-glue-point="4" svg:d="M5000 15000v2000" svg:viewBox="0 0 1 2001">
          <text:p/>
        </draw:connector>
        <draw:custom-shape draw:style-name="gr55" draw:text-style-name="P2" xml:id="id90" draw:id="id90" draw:layer="layout" svg:width="6cm" svg:height="1.5cm" svg:x="7cm" svg:y="27.2cm">
          <text:p text:style-name="P2"><text:span text:style-name="T6">Load op(opt)</text:span></text:p>
          <text:p text:style-name="P2"><text:span text:style-name="T6">Save result(temp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draw:line-skew="0cm -1.599cm" svg:x1="10cm" svg:y1="28.7cm" svg:x2="3.1cm" svg:y2="12.501cm" draw:start-shape="id90" draw:start-glue-point="2" draw:end-shape="id91" draw:end-glue-point="5" svg:d="M10000 28700v502h-9000v-16701h2100" svg:viewBox="0 0 9001 16702">
          <text:p/>
        </draw:connector>
        <draw:custom-shape draw:style-name="gr56" draw:text-style-name="P6" xml:id="id91" draw:id="id91" draw:layer="layout" svg:width="3.8cm" svg:height="1.002cm" svg:x="3.1cm" svg:y="12cm">
          <text:p text:style-name="P2"><text:span text:style-name="T5">Next at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5cm" svg:y1="13.002cm" svg:x2="5cm" svg:y2="14cm" draw:start-shape="id91" draw:start-glue-point="6" draw:end-shape="id89" draw:end-glue-point="0" svg:d="M5000 13002v998" svg:viewBox="0 0 1 999">
          <text:p/>
        </draw:connector>
        <draw:custom-shape draw:style-name="gr57" draw:text-style-name="P2" xml:id="id92" draw:id="id92" draw:layer="layout" svg:width="4cm" svg:height="2.2cm" svg:x="14cm" svg:y="6.8cm">
          <text:p text:style-name="P2"><text:span text:style-name="T6">Code:</text:span></text:p>
          <text:p text:style-name="P2"><text:span text:style-name="T6">SetData</text:span></text:p>
          <text:p text:style-name="P2"><text:span text:style-name="T6">SaveDat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16cm" svg:y1="9cm" svg:x2="17cm" svg:y2="13.3cm" draw:start-shape="id92" draw:start-glue-point="2" draw:end-shape="id93" draw:end-glue-point="4" svg:d="M16000 9000v2151h1000v2149" svg:viewBox="0 0 1001 4301">
          <text:p/>
        </draw:connector>
        <draw:custom-shape draw:style-name="gr58" draw:text-style-name="P8" xml:id="id102" draw:id="id102" draw:layer="layout" svg:width="2.8cm" svg:height="1cm" svg:x="15.6cm" svg:y="16cm">
          <text:p text:style-name="P2"><text:span text:style-name="T6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9" draw:text-style-name="P2" xml:id="id84" draw:id="id84" draw:layer="layout" svg:width="6.4cm" svg:height="2cm" svg:x="1.8cm" svg:y="20cm">
          <text:p text:style-name="P2"><text:span text:style-name="T6">LoadData(</text:span></text:p>
          <text:p text:style-name="P2"><text:span text:style-name="T6">temp_var(od0.atomid),</text:span></text:p>
          <text:p text:style-name="P2"><text:span text:style-name="T6">dr0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5cm" svg:y1="18.002cm" svg:x2="5cm" svg:y2="20cm" draw:start-shape="id82" draw:start-glue-point="6" draw:end-shape="id84" svg:d="M5000 18002v1998" svg:viewBox="0 0 1 1999">
          <text:p/>
        </draw:connector>
        <draw:connector draw:style-name="gr4" draw:text-style-name="P4" draw:layer="layout" svg:x1="10cm" svg:y1="21.7cm" svg:x2="10cm" svg:y2="22.9cm" draw:start-shape="id86" draw:start-glue-point="6" draw:end-shape="id94" draw:end-glue-point="0" svg:d="M10000 21700v1200" svg:viewBox="0 0 1 1201">
          <text:p/>
        </draw:connector>
        <draw:custom-shape draw:style-name="gr60" draw:text-style-name="P6" xml:id="id95" draw:id="id95" draw:layer="layout" svg:width="3.6cm" svg:height="1.002cm" svg:x="14.2cm" svg:y="4.8cm">
          <text:p text:style-name="P2"><text:span text:style-name="T5">atom is 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7.8cm" svg:y1="5.301cm" svg:x2="19.6cm" svg:y2="6.798cm" draw:start-shape="id95" draw:start-glue-point="7" draw:end-shape="id96" svg:d="M17800 5301h1800v1497" svg:viewBox="0 0 1801 1498">
          <text:p/>
        </draw:connector>
        <draw:custom-shape draw:style-name="gr54" draw:text-style-name="P6" xml:id="id96" draw:id="id96" draw:layer="layout" svg:width="3cm" svg:height="1.002cm" svg:x="18.1cm" svg:y="6.798cm">
          <text:p text:style-name="P2"><text:span text:style-name="T5">atom is v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6cm" svg:y1="5.802cm" svg:x2="16cm" svg:y2="6.8cm" draw:start-shape="id95" draw:start-glue-point="6" draw:end-shape="id92" draw:end-glue-point="0" svg:d="M16000 5802v998" svg:viewBox="0 0 1 999">
          <text:p/>
        </draw:connector>
        <draw:custom-shape draw:style-name="gr44" draw:text-style-name="P2" xml:id="id97" draw:id="id97" draw:layer="layout" svg:width="5.4cm" svg:height="1cm" svg:x="16.3cm" svg:y="10cm">
          <text:p text:style-name="P2"><text:span text:style-name="T6">ns.set(target, od0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19.6cm" svg:y1="7.8cm" svg:x2="19cm" svg:y2="10cm" draw:start-shape="id96" draw:start-glue-point="6" draw:end-shape="id97" draw:end-glue-point="0" svg:d="M19600 7800v1101h-600v1099" svg:viewBox="0 0 601 2201">
          <text:p/>
        </draw:connector>
        <draw:custom-shape draw:style-name="gr35" draw:text-style-name="P8" xml:id="id98" draw:id="id98" draw:layer="layout" svg:width="2.8cm" svg:height="1.7cm" svg:x="22.6cm" svg:y="12.7cm">
          <text:p text:style-name="P2"><text:span text:style-name="T6">err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4" draw:layer="layout" svg:x1="21.1cm" svg:y1="7.299cm" svg:x2="25.4cm" svg:y2="13.55cm" draw:start-shape="id96" draw:start-glue-point="7" draw:end-shape="id98" draw:end-glue-point="7" svg:d="M21100 7299h4802v6251h-502" svg:viewBox="0 0 4803 6252">
          <text:p/>
        </draw:connector>
        <draw:connector draw:style-name="gr4" draw:text-style-name="P4" draw:layer="layout" svg:x1="19cm" svg:y1="11cm" svg:x2="17.2cm" svg:y2="13.5cm" draw:start-shape="id97" draw:end-shape="id93" draw:end-glue-point="10" svg:d="M19000 11000v2500h-1800" svg:viewBox="0 0 1801 2501">
          <text:p/>
        </draw:connector>
        <draw:custom-shape draw:style-name="gr56" draw:text-style-name="P6" xml:id="id99" draw:id="id99" draw:layer="layout" svg:width="3.8cm" svg:height="1.002cm" svg:x="9.6cm" svg:y="3.498cm">
          <text:p text:style-name="P2"><text:span text:style-name="T5">Atom is arithmeti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6.9cm" svg:y1="10.299cm" svg:x2="11.5cm" svg:y2="3.498cm" draw:start-shape="id88" draw:start-glue-point="7" draw:end-shape="id99" draw:end-glue-point="4" svg:d="M6900 10299h1313v-7302h3287v501" svg:viewBox="0 0 4601 7303">
          <text:p/>
        </draw:connector>
        <draw:custom-shape draw:style-name="gr56" draw:text-style-name="P6" xml:id="id88" draw:id="id88" draw:layer="layout" svg:width="3.8cm" svg:height="1.002cm" svg:x="3.1cm" svg:y="9.798cm">
          <text:p text:style-name="P2"><text:span text:style-name="T5">!one at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5cm" svg:y1="10.8cm" svg:x2="5cm" svg:y2="12cm" draw:start-shape="id88" draw:start-glue-point="6" draw:end-shape="id91" draw:end-glue-point="4" svg:d="M5000 10800v1200" svg:viewBox="0 0 1 1201">
          <text:p/>
        </draw:connector>
        <draw:connector draw:style-name="gr4" draw:text-style-name="P4" draw:layer="layout" svg:x1="13.4cm" svg:y1="3.999cm" svg:x2="16cm" svg:y2="4.8cm" draw:start-shape="id99" draw:start-glue-point="7" draw:end-shape="id95" draw:end-glue-point="4" svg:d="M13400 3999h2600v801" svg:viewBox="0 0 2601 802">
          <text:p/>
        </draw:connector>
        <draw:custom-shape draw:style-name="gr61" draw:text-style-name="P2" xml:id="id83" draw:id="id83" draw:layer="layout" svg:width="6cm" svg:height="1cm" svg:x="7cm" svg:y="18.6cm">
          <text:p text:style-name="P2"><text:span text:style-name="T6">Load data(od0, dr0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1" draw:text-style-name="P2" xml:id="id87" draw:id="id87" draw:layer="layout" svg:width="6cm" svg:height="1cm" svg:x="13cm" svg:y="20.7cm">
          <text:p text:style-name="P2"><text:span text:style-name="T6">Load data(od1, dr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10cm" svg:y1="19.6cm" svg:x2="10cm" svg:y2="20.698cm" draw:start-shape="id83" draw:start-glue-point="2" draw:end-shape="id86" draw:end-glue-point="4" svg:d="M10000 19600v1098" svg:viewBox="0 0 1 1099">
          <text:p/>
        </draw:connector>
        <draw:connector draw:style-name="gr4" draw:text-style-name="P4" draw:layer="layout" svg:x1="10cm" svg:y1="24.9cm" svg:x2="10cm" svg:y2="26cm" draw:start-shape="id94" draw:start-glue-point="2" draw:end-shape="id85" draw:end-glue-point="4" svg:d="M10000 24900v1100" svg:viewBox="0 0 1 1101">
          <text:p/>
        </draw:connector>
        <draw:custom-shape draw:style-name="gr62" draw:text-style-name="P2" xml:id="id94" draw:id="id94" draw:layer="layout" svg:width="7cm" svg:height="2cm" svg:x="6.5cm" svg:y="22.9cm">
          <text:p text:style-name="P2"><text:span text:style-name="T6">LoadData(</text:span></text:p>
          <text:p text:style-name="P2"><text:span text:style-name="T6">temp_var(od1.atomid),</text:span></text:p>
          <text:p text:style-name="P2"><text:span text:style-name="T6">dr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2" draw:text-style-name="P2" xml:id="id85" draw:id="id85" draw:layer="layout" svg:width="0.4cm" svg:height="0.4cm" svg:x="9.8cm" svg:y="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4" draw:layer="layout" svg:x1="10cm" svg:y1="26.4cm" svg:x2="10cm" svg:y2="27.2cm" draw:start-shape="id85" draw:start-glue-point="8" draw:end-shape="id90" draw:end-glue-point="0" svg:d="M10000 26400v800" svg:viewBox="0 0 1 801">
          <text:p/>
        </draw:connector>
        <draw:custom-shape draw:style-name="gr63" draw:text-style-name="P2" xml:id="id100" draw:id="id100" draw:layer="layout" svg:width="5.5cm" svg:height="2.8cm" svg:x="8.9cm" svg:y="9cm">
          <text:p text:style-name="P2"><text:span text:style-name="T6">Load data(od0, dr0)</text:span></text:p>
          <text:p text:style-name="P2"><text:span text:style-name="T6">Load data(od1, dr1)</text:span></text:p>
          <text:p text:style-name="P2"><text:span text:style-name="T6">Load op(opt)</text:span></text:p>
          <text:p text:style-name="P2"><text:span text:style-name="T6">Save result(temp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11.65cm" svg:y1="11.8cm" svg:x2="16.8cm" svg:y2="13.5cm" draw:start-shape="id100" draw:start-glue-point="2" draw:end-shape="id93" draw:end-glue-point="6" svg:d="M11650 11800v1700h5150" svg:viewBox="0 0 5151 1701">
          <text:p/>
        </draw:connector>
        <draw:connector draw:style-name="gr4" draw:text-style-name="P4" draw:layer="layout" svg:x1="11.5cm" svg:y1="4.5cm" svg:x2="11.65cm" svg:y2="9cm" draw:start-shape="id99" draw:start-glue-point="6" draw:end-shape="id100" svg:d="M11500 4500v2251h150v2249" svg:viewBox="0 0 151 4501">
          <text:p/>
        </draw:connector>
        <draw:connector draw:style-name="gr4" draw:text-style-name="P4" draw:layer="layout" svg:x1="16cm" svg:y1="21.7cm" svg:x2="10.2cm" svg:y2="26.2cm" draw:start-shape="id87" draw:start-glue-point="2" draw:end-shape="id85" draw:end-glue-point="10" svg:d="M16000 21700v4500h-5800" svg:viewBox="0 0 5801 4501">
          <text:p/>
        </draw:connector>
        <draw:custom-shape draw:style-name="gr64" draw:text-style-name="P2" xml:id="id101" draw:id="id101" draw:layer="layout" svg:width="6cm" svg:height="2cm" svg:x="9cm" svg:y="14cm">
          <text:p text:style-name="P2"><text:span text:style-name="T6">Change last code()</text:span></text:p>
          <text:p text:style-name="P2"><text:span text:style-name="T6">(Save result(target)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12cm" svg:y1="16cm" svg:x2="17cm" svg:y2="17cm" draw:start-shape="id101" draw:start-glue-point="2" draw:end-shape="id102" draw:end-glue-point="6" svg:d="M12000 16000v1502h5000v-502" svg:viewBox="0 0 5001 1503">
          <text:p/>
        </draw:connector>
        <draw:connector draw:style-name="gr4" draw:text-style-name="P4" draw:layer="layout" svg:x1="6.9cm" svg:y1="12.501cm" svg:x2="9cm" svg:y2="15cm" draw:start-shape="id91" draw:start-glue-point="7" draw:end-shape="id101" svg:d="M6900 12501h1051v2499h1049" svg:viewBox="0 0 2101 2500">
          <text:p/>
        </draw:connector>
        <draw:custom-shape draw:style-name="gr32" draw:text-style-name="P2" xml:id="id93" draw:id="id93" draw:layer="layout" svg:width="0.4cm" svg:height="0.4cm" svg:x="16.8cm" svg:y="13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4" draw:layer="layout" svg:x1="17cm" svg:y1="13.7cm" svg:x2="17cm" svg:y2="16cm" draw:start-shape="id93" draw:start-glue-point="8" draw:end-shape="id102" svg:d="M17000 13700v2300" svg:viewBox="0 0 1 2301">
          <text:p/>
        </draw:connector>
        <draw:custom-shape draw:style-name="gr65" draw:text-style-name="P2" draw:layer="layout" svg:width="6.2cm" svg:height="10.4cm" svg:x="20.3cm" svg:y="18.3cm">
          <text:p text:style-name="P2">Create a assembleAssg</text:p>
          <text:p text:style-name="P2">Or directly the code?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默认">
        <draw:frame draw:style-name="gr52" draw:text-style-name="P7" draw:layer="layout" svg:width="20.615cm" svg:height="1.673cm" svg:x="0.056cm" svg:y="0.041cm">
          <draw:text-box>
            <text:p text:style-name="P9"><text:span text:style-name="T1">Lexer, Assm, assembly object, assg</text:span></text:p>
          </draw:text-box>
        </draw:frame>
        <draw:custom-shape draw:style-name="gr3" draw:text-style-name="P3" xml:id="id103" draw:id="id103" draw:layer="layout" svg:width="2cm" svg:height="1cm" svg:x="3cm" svg:y="2cm">
          <text:p text:style-name="P10"><text:span text:style-name="T3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4" draw:layer="layout" svg:x1="4cm" svg:y1="3cm" svg:x2="4cm" svg:y2="4.498cm" draw:start-shape="id103" draw:start-glue-point="6" draw:end-shape="id104" draw:end-glue-point="4" svg:d="M4000 3000v1498" svg:viewBox="0 0 1 1499">
          <text:p/>
        </draw:connector>
        <draw:custom-shape draw:style-name="gr53" draw:text-style-name="P6" xml:id="id104" draw:id="id104" draw:layer="layout" svg:width="4cm" svg:height="1.002cm" svg:x="2cm" svg:y="4.498cm">
          <text:p text:style-name="P10"><text:span text:style-name="T5">Target in 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4cm" svg:y1="5.5cm" svg:x2="4.8cm" svg:y2="9.4cm" draw:start-shape="id104" draw:start-glue-point="6" draw:end-shape="id105" draw:end-glue-point="6" svg:d="M4000 5500v3900h800" svg:viewBox="0 0 801 3901">
          <text:p/>
        </draw:connector>
        <draw:connector draw:style-name="gr4" draw:text-style-name="P4" draw:layer="layout" svg:x1="6cm" svg:y1="4.999cm" svg:x2="7cm" svg:y2="6.8cm" draw:start-shape="id104" draw:start-glue-point="7" draw:end-shape="id106" draw:end-glue-point="0" svg:d="M6000 4999h1000v1801" svg:viewBox="0 0 1001 1802">
          <text:p/>
        </draw:connector>
        <draw:custom-shape draw:style-name="gr15" draw:text-style-name="P8" xml:id="id106" draw:id="id106" draw:layer="layout" svg:width="4cm" svg:height="1cm" svg:x="5cm" svg:y="6.8cm">
          <text:p text:style-name="P8"><text:span text:style-name="T6">Ns.new_v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7cm" svg:y1="7.8cm" svg:x2="5cm" svg:y2="9.2cm" draw:start-shape="id106" draw:start-glue-point="2" draw:end-shape="id105" draw:end-glue-point="4" svg:d="M7000 7800v701h-2000v699" svg:viewBox="0 0 2001 1401">
          <text:p/>
        </draw:connector>
        <draw:custom-shape draw:style-name="gr32" draw:text-style-name="P2" xml:id="id105" draw:id="id105" draw:layer="layout" svg:width="0.4cm" svg:height="0.4cm" svg:x="4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6" xml:id="id107" draw:id="id107" draw:layer="layout" svg:width="4cm" svg:height="1.002cm" svg:x="1.9cm" svg:y="21.298cm">
          <text:p text:style-name="P10"><text:span text:style-name="T5">atom is 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5.9cm" svg:y1="21.799cm" svg:x2="7.288cm" svg:y2="22.501cm" draw:start-shape="id107" draw:start-glue-point="7" draw:end-shape="id108" draw:end-glue-point="4" svg:d="M5900 21799h1388v702" svg:viewBox="0 0 1389 703">
          <text:p/>
        </draw:connector>
        <draw:custom-shape draw:style-name="gr30" draw:text-style-name="P8" xml:id="id110" draw:id="id110" draw:layer="layout" svg:width="5cm" svg:height="1cm" svg:x="1.4cm" svg:y="26.6cm">
          <text:p text:style-name="P8"><text:span text:style-name="T6">Temp.append(dr0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3.9cm" svg:y1="25cm" svg:x2="3.9cm" svg:y2="26.6cm" draw:start-shape="id109" draw:start-glue-point="2" draw:end-shape="id110" draw:end-glue-point="0" svg:d="M3900 25000v1600" svg:viewBox="0 0 1 1601">
          <text:p/>
        </draw:connector>
        <draw:custom-shape draw:style-name="gr56" draw:text-style-name="P6" xml:id="id108" draw:id="id108" draw:layer="layout" svg:width="3.8cm" svg:height="1.002cm" svg:x="5.388cm" svg:y="22.501cm">
          <text:p text:style-name="P10"><text:span text:style-name="T5">atom is v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9.188cm" svg:y1="23.002cm" svg:x2="11.488cm" svg:y2="23.001cm" draw:start-shape="id108" draw:start-glue-point="7" draw:end-shape="id111" svg:d="M9188 23002h1151v-1h1149" svg:viewBox="0 0 2301 2">
          <text:p/>
        </draw:connector>
        <draw:connector draw:style-name="gr4" draw:text-style-name="P4" draw:layer="layout" svg:x1="5cm" svg:y1="9.6cm" svg:x2="5cm" svg:y2="11.398cm" draw:start-shape="id105" draw:start-glue-point="8" draw:end-shape="id112" svg:d="M5000 9600v1798" svg:viewBox="0 0 1 1799">
          <text:p/>
        </draw:connector>
        <draw:custom-shape draw:style-name="gr30" draw:text-style-name="P8" xml:id="id113" draw:id="id113" draw:layer="layout" svg:width="5cm" svg:height="1cm" svg:x="1.4cm" svg:y="19.3cm">
          <text:p text:style-name="P8"><text:span text:style-name="T6">Temp.new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3.9cm" svg:y1="20.3cm" svg:x2="3.9cm" svg:y2="21.298cm" draw:start-shape="id113" draw:start-glue-point="2" draw:end-shape="id107" draw:end-glue-point="4" svg:d="M3900 20300v998" svg:viewBox="0 0 1 999">
          <text:p/>
        </draw:connector>
        <draw:custom-shape draw:style-name="gr66" draw:text-style-name="P8" xml:id="id111" draw:id="id111" draw:layer="layout" svg:width="5.5cm" svg:height="3.4cm" svg:x="11.488cm" svg:y="21.301cm">
          <text:p text:style-name="P8"><text:span text:style-name="T6">Load data(od0, dr0)</text:span></text:p>
          <text:p text:style-name="P8"><text:span text:style-name="T6">Load data(od1, dr1)</text:span></text:p>
          <text:p text:style-name="P8"><text:span text:style-name="T6">Load op(opt)</text:span></text:p>
          <text:p text:style-name="P8"><text:span text:style-name="T6">Save result(temp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16.988cm" svg:y1="23.001cm" svg:x2="5.2cm" svg:y2="9.4cm" draw:start-shape="id111" draw:start-glue-point="1" draw:end-shape="id105" draw:end-glue-point="10" svg:d="M16988 23001h502v-13601h-12290" svg:viewBox="0 0 12291 13602">
          <text:p/>
        </draw:connector>
        <draw:custom-shape draw:style-name="gr56" draw:text-style-name="P6" xml:id="id114" draw:id="id114" draw:layer="layout" svg:width="3.8cm" svg:height="1.002cm" svg:x="0.2cm" svg:y="13.698cm">
          <text:p text:style-name="P10"><text:span text:style-name="T5">Next at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5cm" svg:y1="12.4cm" svg:x2="8.971cm" svg:y2="8.9cm" draw:start-shape="id112" draw:start-glue-point="6" svg:d="M5000 12400v502h3971v-4002" svg:viewBox="0 0 3972 4003">
          <text:p/>
        </draw:connector>
        <draw:connector draw:style-name="gr4" draw:text-style-name="P4" draw:layer="layout" svg:x1="2.1cm" svg:y1="14.7cm" svg:x2="4cm" svg:y2="15cm" draw:start-shape="id114" draw:start-glue-point="6" draw:end-shape="id115" draw:end-glue-point="4" svg:d="M2100 14700v151h1900v149" svg:viewBox="0 0 1901 301">
          <text:p/>
        </draw:connector>
        <draw:custom-shape draw:style-name="gr67" draw:text-style-name="P8" xml:id="id116" draw:id="id116" draw:layer="layout" svg:width="5cm" svg:height="2.2cm" svg:x="10.5cm" svg:y="8.8cm">
          <text:p text:style-name="P8"><text:span text:style-name="T6">Code:</text:span></text:p>
          <text:p text:style-name="P8"><text:span text:style-name="T6">SetData</text:span></text:p>
          <text:p text:style-name="P8"><text:span text:style-name="T6">SaveDat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13cm" svg:y1="11cm" svg:x2="17.1cm" svg:y2="12.4cm" draw:start-shape="id116" draw:start-glue-point="2" draw:end-shape="id117" draw:end-glue-point="5" svg:d="M13000 11000v1400h4100" svg:viewBox="0 0 4101 1401">
          <text:p/>
        </draw:connector>
        <draw:custom-shape draw:style-name="gr58" draw:text-style-name="P8" xml:id="id117" draw:id="id117" draw:layer="layout" svg:width="2.8cm" svg:height="1cm" svg:x="17.1cm" svg:y="11.9cm">
          <text:p text:style-name="P8"><text:span text:style-name="T6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4" draw:text-style-name="P8" xml:id="id109" draw:id="id109" draw:layer="layout" svg:width="5.4cm" svg:height="1cm" svg:x="1.2cm" svg:y="24cm">
          <text:p text:style-name="P8"><text:span text:style-name="T6">SetData(od0, dr0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3.9cm" svg:y1="22.3cm" svg:x2="3.9cm" svg:y2="24cm" draw:start-shape="id107" draw:start-glue-point="6" draw:end-shape="id109" svg:d="M3900 22300v1700" svg:viewBox="0 0 1 1701">
          <text:p/>
        </draw:connector>
        <draw:connector draw:style-name="gr4" draw:text-style-name="P4" draw:layer="layout" svg:x1="7.288cm" svg:y1="23.503cm" svg:x2="8.2cm" svg:y2="25.3cm" draw:start-shape="id108" draw:start-glue-point="6" draw:end-shape="id118" draw:end-glue-point="0" svg:d="M7288 23503v899h912v898" svg:viewBox="0 0 913 1798">
          <text:p/>
        </draw:connector>
        <draw:custom-shape draw:style-name="gr30" draw:text-style-name="P8" xml:id="id118" draw:id="id118" draw:layer="layout" svg:width="5cm" svg:height="1cm" svg:x="5.7cm" svg:y="25.3cm">
          <text:p text:style-name="P8"><text:span text:style-name="T6">ns.set(var, od0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0" draw:text-style-name="P6" xml:id="id119" draw:id="id119" draw:layer="layout" svg:width="3.6cm" svg:height="1.002cm" svg:x="10.8cm" svg:y="4.5cm">
          <text:p text:style-name="P10"><text:span text:style-name="T5">atom is 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4.4cm" svg:y1="5.001cm" svg:x2="16cm" svg:y2="5.001cm" draw:start-shape="id119" draw:start-glue-point="7" draw:end-shape="id120" svg:d="M14400 5001h1600" svg:viewBox="0 0 1601 1">
          <text:p/>
        </draw:connector>
        <draw:custom-shape draw:style-name="gr54" draw:text-style-name="P6" xml:id="id120" draw:id="id120" draw:layer="layout" svg:width="3cm" svg:height="1.002cm" svg:x="16cm" svg:y="4.5cm">
          <text:p text:style-name="P10"><text:span text:style-name="T5">atom is v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2.6cm" svg:y1="5.502cm" svg:x2="13cm" svg:y2="8.8cm" draw:start-shape="id119" draw:start-glue-point="6" draw:end-shape="id116" draw:end-glue-point="0" svg:d="M12600 5502v1650h400v1648" svg:viewBox="0 0 401 3299">
          <text:p/>
        </draw:connector>
        <draw:custom-shape draw:style-name="gr30" draw:text-style-name="P8" xml:id="id121" draw:id="id121" draw:layer="layout" svg:width="5cm" svg:height="1cm" svg:x="15cm" svg:y="7.1cm">
          <text:p text:style-name="P8"><text:span text:style-name="T6">ns.set(var, od0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17.5cm" svg:y1="5.502cm" svg:x2="17.5cm" svg:y2="7.1cm" draw:start-shape="id120" draw:start-glue-point="6" draw:end-shape="id121" draw:end-glue-point="0" svg:d="M17500 5502v1598" svg:viewBox="0 0 1 1599">
          <text:p/>
        </draw:connector>
        <draw:custom-shape draw:style-name="gr35" draw:text-style-name="P8" xml:id="id122" draw:id="id122" draw:layer="layout" svg:width="2.8cm" svg:height="1.7cm" svg:x="19.3cm" svg:y="8.4cm">
          <text:p text:style-name="P8"><text:span text:style-name="T6">err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4" draw:layer="layout" svg:x1="19cm" svg:y1="5.001cm" svg:x2="22.1cm" svg:y2="9.25cm" draw:start-shape="id120" draw:start-glue-point="7" draw:end-shape="id122" draw:end-glue-point="7" svg:d="M19000 5001h3602v4249h-502" svg:viewBox="0 0 3603 4250">
          <text:p/>
        </draw:connector>
        <draw:connector draw:style-name="gr4" draw:text-style-name="P4" draw:layer="layout" svg:x1="17.5cm" svg:y1="8.1cm" svg:x2="18.5cm" svg:y2="11.9cm" draw:start-shape="id121" draw:end-shape="id117" svg:d="M17500 8100v1901h1000v1899" svg:viewBox="0 0 1001 3801">
          <text:p/>
        </draw:connector>
        <draw:custom-shape draw:style-name="gr32" draw:text-style-name="P2" xml:id="id115" draw:id="id115" draw:layer="layout" svg:width="0.4cm" svg:height="0.4cm" svg:x="3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xml:id="id123" draw:id="id123" draw:layer="layout" svg:width="3.8cm" svg:height="1.002cm" svg:x="8.5cm" svg:y="3.498cm">
          <text:p text:style-name="P10"><text:span text:style-name="T5">Atom is arithmeti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6.9cm" svg:y1="11.899cm" svg:x2="10.4cm" svg:y2="3.498cm" draw:start-shape="id112" draw:start-glue-point="7" draw:end-shape="id123" draw:end-glue-point="4" svg:d="M6900 11899h763v-8902h2737v501" svg:viewBox="0 0 3501 8903">
          <text:p/>
        </draw:connector>
        <draw:custom-shape draw:style-name="gr56" draw:text-style-name="P6" xml:id="id112" draw:id="id112" draw:layer="layout" svg:width="3.8cm" svg:height="1.002cm" svg:x="3.1cm" svg:y="11.398cm">
          <text:p text:style-name="P10"><text:span text:style-name="T5">!one at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3.1cm" svg:y1="11.899cm" svg:x2="2.1cm" svg:y2="13.698cm" draw:start-shape="id112" draw:start-glue-point="5" draw:end-shape="id114" draw:end-glue-point="4" svg:d="M3100 11899h-1000v1799" svg:viewBox="0 0 1001 1800">
          <text:p/>
        </draw:connector>
      </draw:page>
      <draw:page draw:name="page9" draw:style-name="dp1" draw:master-page-name="默认">
        <draw:custom-shape draw:style-name="gr3" draw:text-style-name="P3" xml:id="id124" draw:id="id124" draw:layer="layout" svg:width="2cm" svg:height="1cm" svg:x="3cm" svg:y="2.301cm">
          <text:p text:style-name="P2"><text:span text:style-name="T3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4" draw:layer="layout" svg:x1="4cm" svg:y1="3.301cm" svg:x2="4.001cm" svg:y2="4.5cm" draw:start-shape="id124" draw:start-glue-point="6" draw:end-shape="id125" draw:end-glue-point="4" svg:d="M4000 3301v600h1v599" svg:viewBox="0 0 2 1200">
          <text:p/>
        </draw:connector>
        <draw:custom-shape draw:style-name="gr49" draw:text-style-name="P6" xml:id="id125" draw:id="id125" draw:layer="layout" svg:width="5.001cm" svg:height="1.002cm" svg:x="1.5cm" svg:y="4.5cm">
          <text:p text:style-name="P2"><text:span text:style-name="T5">Target in 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4.001cm" svg:y1="5.502cm" svg:x2="5.8cm" svg:y2="9.5cm" draw:start-shape="id125" draw:start-glue-point="6" draw:end-shape="id126" draw:end-glue-point="6" svg:d="M4001 5502v3998h1799" svg:viewBox="0 0 1800 3999">
          <text:p/>
        </draw:connector>
        <draw:connector draw:style-name="gr4" draw:text-style-name="P4" draw:layer="layout" svg:x1="6.501cm" svg:y1="5.001cm" svg:x2="7.1cm" svg:y2="6.6cm" draw:start-shape="id125" draw:start-glue-point="7" draw:end-shape="id127" draw:end-glue-point="0" svg:d="M6501 5001h599v1599" svg:viewBox="0 0 600 1600">
          <text:p/>
        </draw:connector>
        <draw:custom-shape draw:style-name="gr30" draw:text-style-name="P2" xml:id="id127" draw:id="id127" draw:layer="layout" svg:width="5cm" svg:height="1cm" svg:x="4.6cm" svg:y="6.6cm">
          <text:p text:style-name="P2"><text:span text:style-name="T6">Ns.new_v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7.1cm" svg:y1="7.6cm" svg:x2="6cm" svg:y2="9.3cm" draw:start-shape="id127" draw:start-glue-point="2" draw:end-shape="id126" draw:end-glue-point="4" svg:d="M7100 7600v851h-1100v849" svg:viewBox="0 0 1101 1701">
          <text:p/>
        </draw:connector>
        <draw:custom-shape draw:style-name="gr32" draw:text-style-name="P2" xml:id="id126" draw:id="id126" draw:layer="layout" svg:width="0.4cm" svg:height="0.4cm" svg:x="5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2.4cm" svg:height="0.8cm" svg:x="17cm" svg:y="2.2cm">
          <text:p text:style-name="P2">atom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3" draw:text-style-name="P6" xml:id="id128" draw:id="id128" draw:layer="layout" svg:width="4cm" svg:height="1.002cm" svg:x="2cm" svg:y="16.8cm">
          <text:p text:style-name="P2"><text:span text:style-name="T5">Expr is 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6cm" svg:y1="17.301cm" svg:x2="7.4cm" svg:y2="18cm" draw:start-shape="id128" draw:start-glue-point="7" draw:end-shape="id129" draw:end-glue-point="4" svg:d="M6000 17301h1400v699" svg:viewBox="0 0 1401 700">
          <text:p/>
        </draw:connector>
        <draw:custom-shape draw:style-name="gr30" draw:text-style-name="P2" xml:id="id130" draw:id="id130" draw:layer="layout" svg:width="5cm" svg:height="1cm" svg:x="1.5cm" svg:y="22cm">
          <text:p text:style-name="P2"><text:span text:style-name="T6">Wr data to tem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4cm" svg:y1="17.802cm" svg:x2="4cm" svg:y2="22cm" draw:start-shape="id128" draw:start-glue-point="6" draw:end-shape="id130" svg:d="M4000 17802v4198" svg:viewBox="0 0 1 4199">
          <text:p/>
        </draw:connector>
        <draw:custom-shape draw:style-name="gr56" draw:text-style-name="P6" xml:id="id129" draw:id="id129" draw:layer="layout" svg:width="3.8cm" svg:height="1.002cm" svg:x="5.5cm" svg:y="18cm">
          <text:p text:style-name="P2"><text:span text:style-name="T5">Expr is v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9.3cm" svg:y1="18.501cm" svg:x2="11.6cm" svg:y2="18.5cm" draw:start-shape="id129" draw:start-glue-point="7" draw:end-shape="id131" svg:d="M9300 18501h1151v-1h1149" svg:viewBox="0 0 2301 2">
          <text:p/>
        </draw:connector>
        <draw:line draw:style-name="gr68" draw:text-style-name="P4" draw:layer="layout" svg:x1="1.4cm" svg:y1="13cm" svg:x2="19.7cm" svg:y2="13cm">
          <text:p/>
        </draw:line>
        <draw:connector draw:style-name="gr4" draw:text-style-name="P4" draw:layer="layout" svg:x1="6cm" svg:y1="9.7cm" svg:x2="6cm" svg:y2="10.698cm" draw:start-shape="id126" draw:start-glue-point="8" draw:end-shape="id132" draw:end-glue-point="4" svg:d="M6000 9700v998" svg:viewBox="0 0 1 999">
          <text:p/>
        </draw:connector>
        <draw:custom-shape draw:style-name="gr30" draw:text-style-name="P2" xml:id="id133" draw:id="id133" draw:layer="layout" svg:width="5cm" svg:height="1cm" svg:x="1.5cm" svg:y="13.8cm">
          <text:p text:style-name="P2"><text:span text:style-name="T6">Temp.new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4cm" svg:y1="14.8cm" svg:x2="4cm" svg:y2="16.8cm" draw:start-shape="id133" draw:start-glue-point="2" draw:end-shape="id128" draw:end-glue-point="4" svg:d="M4000 14800v2000" svg:viewBox="0 0 1 2001">
          <text:p/>
        </draw:connector>
        <draw:custom-shape draw:style-name="gr30" draw:text-style-name="P2" xml:id="id134" draw:id="id134" draw:layer="layout" svg:width="5cm" svg:height="1cm" svg:x="4.9cm" svg:y="20.1cm">
          <text:p text:style-name="P2"><text:span text:style-name="T6">Load v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7.4cm" svg:y1="19.002cm" svg:x2="7.4cm" svg:y2="20.1cm" draw:start-shape="id129" draw:end-shape="id134" svg:d="M7400 19002v1098" svg:viewBox="0 0 1 1099">
          <text:p/>
        </draw:connector>
        <draw:connector draw:style-name="gr4" draw:text-style-name="P4" draw:layer="layout" svg:x1="7.4cm" svg:y1="21.1cm" svg:x2="6.5cm" svg:y2="22.5cm" draw:start-shape="id134" draw:start-glue-point="2" draw:end-shape="id130" draw:end-glue-point="1" svg:d="M7400 21100v1400h-900" svg:viewBox="0 0 901 1401">
          <text:p/>
        </draw:connector>
        <draw:custom-shape draw:style-name="gr66" draw:text-style-name="P2" xml:id="id131" draw:id="id131" draw:layer="layout" svg:width="5.5cm" svg:height="3.4cm" svg:x="11.6cm" svg:y="16.8cm">
          <text:p text:style-name="P2"><text:span text:style-name="T6">Load data(0, od0)</text:span></text:p>
          <text:p text:style-name="P2"><text:span text:style-name="T6">Load data(1, od1)</text:span></text:p>
          <text:p text:style-name="P2"><text:span text:style-name="T6">Load op(opt)</text:span></text:p>
          <text:p text:style-name="P2"><text:span text:style-name="T6">Write result(temp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17.1cm" svg:y1="18.5cm" svg:x2="6.2cm" svg:y2="9.5cm" draw:start-shape="id131" draw:start-glue-point="1" draw:end-shape="id126" draw:end-glue-point="10" svg:d="M17100 18500h502v-9000h-11402" svg:viewBox="0 0 11403 9001">
          <text:p/>
        </draw:connector>
        <draw:custom-shape draw:style-name="gr56" draw:text-style-name="P6" xml:id="id132" draw:id="id132" draw:layer="layout" svg:width="3.8cm" svg:height="1.002cm" svg:x="4.1cm" svg:y="10.698cm">
          <text:p text:style-name="P2"><text:span text:style-name="T5">Next Exp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7.9cm" svg:y1="11.199cm" svg:x2="11cm" svg:y2="11.2cm" draw:start-shape="id132" draw:start-glue-point="7" draw:end-shape="id135" draw:end-glue-point="3" svg:d="M7900 11199h1551v1h1549" svg:viewBox="0 0 3101 2">
          <text:p/>
        </draw:connector>
        <draw:connector draw:style-name="gr4" draw:text-style-name="P4" draw:layer="layout" svg:x1="6cm" svg:y1="11.7cm" svg:x2="4cm" svg:y2="13.8cm" draw:start-shape="id132" draw:start-glue-point="6" draw:end-shape="id133" draw:end-glue-point="0" svg:d="M6000 11700v1051h-2000v1049" svg:viewBox="0 0 2001 2101">
          <text:p/>
        </draw:connector>
        <draw:custom-shape draw:style-name="gr69" draw:text-style-name="P2" xml:id="id135" draw:id="id135" draw:layer="layout" svg:width="5.5cm" svg:height="2.4cm" svg:x="11cm" svg:y="10cm">
          <text:p text:style-name="P2"><text:span text:style-name="T6">Write last temp</text:span></text:p>
          <text:p text:style-name="P2"><text:span text:style-name="T6">To v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16.5cm" svg:y1="11.2cm" svg:x2="18.4cm" svg:y2="11.2cm" draw:start-shape="id135" draw:start-glue-point="1" draw:end-shape="id136" draw:end-glue-point="5" svg:d="M16500 11200h1900" svg:viewBox="0 0 1901 1">
          <text:p/>
        </draw:connector>
        <draw:custom-shape draw:style-name="gr58" draw:text-style-name="P8" xml:id="id136" draw:id="id136" draw:layer="layout" svg:width="2.8cm" svg:height="1cm" svg:x="18.4cm" svg:y="10.7cm">
          <text:p text:style-name="P2"><text:span text:style-name="T6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70" draw:text-style-name="P7" draw:layer="layout" svg:width="15.463cm" svg:height="1.673cm" svg:x="0.055cm" svg:y="0.04cm">
          <draw:text-box>
            <text:p><text:span text:style-name="T1">Lexer, Assm, assg, Lexical</text:span></text:p>
          </draw:text-box>
        </draw:frame>
      </draw:page>
      <draw:page draw:name="page10" draw:style-name="dp1" draw:master-page-name="默认">
        <draw:frame draw:style-name="gr71" draw:text-style-name="P11" draw:layer="layout" svg:width="11.564cm" svg:height="0.962cm" svg:x="1cm" svg:y="1cm">
          <draw:text-box>
            <text:p><text:span text:style-name="T6">Lexer : expr load data</text:span></text:p>
          </draw:text-box>
        </draw:frame>
        <draw:custom-shape draw:style-name="gr58" draw:text-style-name="P8" xml:id="id140" draw:id="id140" draw:layer="layout" svg:width="2.8cm" svg:height="1cm" svg:x="15.7cm" svg:y="9.402cm">
          <text:p text:style-name="P2"><text:span text:style-name="T6">err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9" draw:text-style-name="P6" xml:id="id137" draw:id="id137" draw:layer="layout" svg:width="5.001cm" svg:height="1.002cm" svg:x="6.5cm" svg:y="7.601cm">
          <text:p text:style-name="P2"><text:span text:style-name="T5">Od == V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" xml:id="id139" draw:id="id139" draw:layer="layout" svg:width="5cm" svg:height="1cm" svg:x="6.5cm" svg:y="14.402cm">
          <text:p text:style-name="P2"><text:span text:style-name="T6">Load dat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svg:x1="9cm" svg:y1="8.603cm" svg:x2="9.001cm" svg:y2="11.5cm" draw:start-shape="id137" draw:end-shape="id138" draw:end-glue-point="4" svg:d="M9000 8603v1449h1v1448" svg:viewBox="0 0 2 2898">
          <text:p/>
        </draw:connector>
        <draw:custom-shape draw:style-name="gr49" draw:text-style-name="P6" xml:id="id138" draw:id="id138" draw:layer="layout" svg:width="5.001cm" svg:height="1.002cm" svg:x="6.5cm" svg:y="11.5cm">
          <text:p text:style-name="P2"><text:span text:style-name="T5">Target in 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9.001cm" svg:y1="12.502cm" svg:x2="9cm" svg:y2="14.402cm" draw:start-shape="id138" draw:start-glue-point="6" draw:end-shape="id139" svg:d="M9001 12502v951h-1v949" svg:viewBox="0 0 2 1901">
          <text:p/>
        </draw:connector>
        <draw:connector draw:style-name="gr4" draw:text-style-name="P4" draw:layer="layout" svg:x1="11.501cm" svg:y1="12.001cm" svg:x2="15.7cm" svg:y2="9.902cm" draw:start-shape="id138" draw:start-glue-point="7" draw:end-shape="id140" draw:end-glue-point="5" svg:d="M11501 12001h2100v-2099h2099" svg:viewBox="0 0 4200 2100">
          <text:p/>
        </draw:connector>
        <draw:connector draw:style-name="gr4" draw:text-style-name="P4" draw:layer="layout" svg:x1="6.5cm" svg:y1="8.102cm" svg:x2="5.6cm" svg:y2="9.402cm" draw:start-shape="id137" draw:start-glue-point="5" draw:end-shape="id141" draw:end-glue-point="4" svg:d="M6500 8102h-900v1300" svg:viewBox="0 0 901 1301">
          <text:p/>
        </draw:connector>
        <draw:custom-shape draw:style-name="gr49" draw:text-style-name="P6" xml:id="id141" draw:id="id141" draw:layer="layout" svg:width="5.001cm" svg:height="1.002cm" svg:x="3.099cm" svg:y="9.402cm">
          <text:p text:style-name="P2"><text:span text:style-name="T5">Od == exp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5.6cm" svg:y1="10.404cm" svg:x2="6.5cm" svg:y2="14.902cm" draw:start-shape="id141" draw:start-glue-point="6" draw:end-shape="id139" draw:end-glue-point="3" svg:d="M5600 10404v4498h900" svg:viewBox="0 0 901 4499">
          <text:p/>
        </draw:connector>
        <draw:connector draw:style-name="gr4" draw:text-style-name="P4" draw:layer="layout" svg:x1="8.1cm" svg:y1="9.903cm" svg:x2="15.7cm" svg:y2="9.902cm" draw:start-shape="id141" draw:start-glue-point="7" draw:end-shape="id140" draw:end-glue-point="5" svg:d="M8100 9903h3800v-1h3800" svg:viewBox="0 0 7601 2">
          <text:p/>
        </draw:connector>
        <draw:custom-shape draw:style-name="gr49" draw:text-style-name="P6" xml:id="id142" draw:id="id142" draw:layer="layout" svg:width="5.001cm" svg:height="1.002cm" svg:x="9.5cm" svg:y="6.3cm">
          <text:p text:style-name="P2"><text:span text:style-name="T5">Od == 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2.001cm" svg:y1="7.302cm" svg:x2="11.5cm" svg:y2="14.902cm" draw:start-shape="id142" draw:start-glue-point="6" draw:end-shape="id139" draw:end-glue-point="1" svg:d="M12001 7302v3551h1v4049h-502" svg:viewBox="0 0 503 7601">
          <text:p/>
        </draw:connector>
        <draw:connector draw:style-name="gr4" draw:text-style-name="P4" draw:layer="layout" svg:x1="9.5cm" svg:y1="6.801cm" svg:x2="9.001cm" svg:y2="8.401cm" draw:start-shape="id142" draw:start-glue-point="5" svg:d="M9500 6801h-502v1600h3" svg:viewBox="0 0 503 1601">
          <text:p/>
        </draw:connector>
        <draw:connector draw:style-name="gr4" draw:text-style-name="P4" draw:layer="layout" svg:x1="5.6cm" svg:y1="10.404cm" svg:x2="2.117cm" svg:y2="13.115cm" svg:d="M5600 10404h-1741v2711h-1742" svg:viewBox="0 0 3484 2712">
          <text:p/>
        </draw:connector>
      </draw:page>
      <draw:page draw:name="page11" draw:style-name="dp1" draw:master-page-name="默认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5:21:34.999000000</meta:creation-date>
    <dc:date>2017-11-28T11:51:25.937000000</dc:date>
    <meta:editing-duration>P2DT10H59M55S</meta:editing-duration>
    <meta:editing-cycles>39</meta:editing-cycles>
    <meta:generator>LibreOffice/5.0.5.2$Windows_x86 LibreOffice_project/55b006a02d247b5f7215fc6ea0fde844b30035b3</meta:generator>
    <meta:document-statistic meta:object-count="335"/>
  </office:meta>
</office:document-meta>
</file>